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5.129cm"/>
    </style:style>
    <style:style style:name="co2" style:family="table-column">
      <style:table-column-properties fo:break-before="auto" style:column-width="3.219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1.468cm"/>
    </style:style>
    <style:style style:name="co5" style:family="table-column">
      <style:table-column-properties fo:break-before="auto" style:column-width="5.957cm"/>
    </style:style>
    <style:style style:name="co6" style:family="table-column">
      <style:table-column-properties fo:break-before="auto" style:column-width="4.971cm"/>
    </style:style>
    <style:style style:name="co7" style:family="table-column">
      <style:table-column-properties fo:break-before="auto" style:column-width="20.953cm"/>
    </style:style>
    <style:style style:name="co8" style:family="table-column">
      <style:table-column-properties fo:break-before="auto" style:column-width="11.605cm"/>
    </style:style>
    <style:style style:name="co9" style:family="table-column">
      <style:table-column-properties fo:break-before="auto" style:column-width="1.774cm"/>
    </style:style>
    <style:style style:name="co10" style:family="table-column">
      <style:table-column-properties fo:break-before="auto" style:column-width="3.93cm"/>
    </style:style>
    <style:style style:name="co11" style:family="table-column">
      <style:table-column-properties fo:break-before="auto" style:column-width="8.858cm"/>
    </style:style>
    <style:style style:name="co12" style:family="table-column">
      <style:table-column-properties fo:break-before="auto" style:column-width="1.729cm"/>
    </style:style>
    <style:style style:name="co13" style:family="table-column">
      <style:table-column-properties fo:break-before="auto" style:column-width="10.726cm"/>
    </style:style>
    <style:style style:name="co14" style:family="table-column">
      <style:table-column-properties fo:break-before="auto" style:column-width="3.916cm"/>
    </style:style>
    <style:style style:name="co15" style:family="table-column">
      <style:table-column-properties fo:break-before="auto" style:column-width="4.2cm"/>
    </style:style>
    <style:style style:name="co16" style:family="table-column">
      <style:table-column-properties fo:break-before="auto" style:column-width="4.269cm"/>
    </style:style>
    <style:style style:name="co17" style:family="table-column">
      <style:table-column-properties fo:break-before="auto" style:column-width="5.503cm"/>
    </style:style>
    <style:style style:name="co18" style:family="table-column">
      <style:table-column-properties fo:break-before="auto" style:column-width="20.041cm"/>
    </style:style>
    <style:style style:name="co19" style:family="table-column">
      <style:table-column-properties fo:break-before="auto" style:column-width="2.505cm"/>
    </style:style>
    <style:style style:name="co20" style:family="table-column">
      <style:table-column-properties fo:break-before="auto" style:column-width="17.078cm"/>
    </style:style>
    <style:style style:name="co21" style:family="table-column">
      <style:table-column-properties fo:break-before="auto" style:column-width="3.316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11.008cm"/>
    </style:style>
    <style:style style:name="co24" style:family="table-column">
      <style:table-column-properties fo:break-before="auto" style:column-width="2.108cm"/>
    </style:style>
    <style:style style:name="co25" style:family="table-column">
      <style:table-column-properties fo:break-before="auto" style:column-width="1.341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504cm" fo:break-before="auto" style:use-optimal-row-height="false"/>
    </style:style>
    <style:style style:name="ro4" style:family="table-row">
      <style:table-row-properties style:row-height="3.018cm" fo:break-before="auto" style:use-optimal-row-height="false"/>
    </style:style>
    <style:style style:name="ro5" style:family="table-row">
      <style:table-row-properties style:row-height="1.007cm" fo:break-before="auto" style:use-optimal-row-height="false"/>
    </style:style>
    <style:style style:name="ro6" style:family="table-row">
      <style:table-row-properties style:row-height="1.51cm" fo:break-before="auto" style:use-optimal-row-height="false"/>
    </style:style>
    <style:style style:name="ro7" style:family="table-row">
      <style:table-row-properties style:row-height="2.013cm" fo:break-before="auto" style:use-optimal-row-height="false"/>
    </style:style>
    <style:style style:name="ta1" style:family="table" style:master-page-name="PageStyle_5f_tracker">
      <style:table-properties table:display="true" style:writing-mode="lr-tb"/>
    </style:style>
    <style:style style:name="ta2" style:family="table" style:master-page-name="PageStyle_5f_tasks">
      <style:table-properties table:display="true" style:writing-mode="lr-tb"/>
    </style:style>
    <style:style style:name="ta3" style:family="table" style:master-page-name="PageStyle_5f_tasks_20_-_20_resumo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padding="0.071cm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1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14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1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11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114">
      <style:table-cell-properties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5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5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 style:data-style-name="N5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50">
      <style:table-cell-properties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1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 style:data-style-name="N1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 style:data-style-name="N1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 style:data-style-name="N1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padding="0.071cm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 style:data-style-name="N114">
      <style:table-cell-properties fo:padding="0.071cm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 style:data-style-name="N114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fo:padding="0.071cm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ff"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tracker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6" table:default-cell-style-name="Default"/>
        <table:table-row table:style-name="ro1">
          <table:table-cell table:style-name="ce1" office:value-type="string">
            <text:p>Summary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Submitted By</text:p>
          </table:table-cell>
          <table:table-cell table:style-name="ce1" office:value-type="string">
            <text:p>Assigned To</text:p>
          </table:table-cell>
          <table:table-cell table:style-name="ce1" office:value-type="string">
            <text:p>Detailed description</text:p>
          </table:table-cell>
          <table:table-cell table:style-name="ce1" office:value-type="string">
            <text:p>Message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[#100024] Letra ç em label no abnt-alf gera problemas em minipage</text:p>
          </table:table-cell>
          <table:table-cell table:style-name="ce4" office:value-type="string">
            <text:p/>
            <text:p>2002-04-24 20:57</text:p>
          </table:table-cell>
          <table:table-cell table:style-name="ce4" office:value-type="string">
            <text:p/>
            <text:p>3</text:p>
          </table:table-cell>
          <table:table-cell table:style-name="ce4" office:value-type="string">
            <text:p/>
            <text:p>Closed</text:p>
          </table:table-cell>
          <table:table-cell table:style-name="ce4" office:value-type="string">
            <text:p/>
            <text:p>Gerald Weber</text:p>
          </table:table-cell>
          <table:table-cell table:style-name="ce4" office:value-type="string">
            <text:p/>
            <text:p>Miguel Frasson (mvsfrasson)</text:p>
          </table:table-cell>
          <table:table-cell table:style-name="ce4" office:value-type="string">
            <text:p>o abnt-alf.sty (estilo bibliográfico abnt-alf.bst) ocorre um problema quando o label gerado contém</text:p>
            <text:p>a letra "ç" e estamos dentro de um ambiente minipage. Exemplo: um label como "ASSOCIAÇÃO BRASILEIRA",</text:p>
            <text:p>O "Ç" vai gerar problemas tanto com \cite como \citeonline quando estes são chamados dentro de um ambiente</text:p>
            <text:p>minipage. O arquivo abnt-bibtex-alf-doc.tex pode ser usado para gerar e testar o erro.</text:p>
            <text:p/>
            <text:p>Acredito que a ocorrência de casos assim sejam raros. Não sabemos ainda como resolver o problema e por isso está</text:p>
            <text:p>registrado aqui como bug de baixa prioridade.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string">
            <text:p>[#100026] Problema com entradas @mastersthesis</text:p>
          </table:table-cell>
          <table:table-cell table:style-name="ce4" office:value-type="string">
            <text:p/>
            <text:p>2002-05-07 13:53</text:p>
          </table:table-cell>
          <table:table-cell table:style-name="ce4" office:value-type="string">
            <text:p/>
            <text:p>3</text:p>
          </table:table-cell>
          <table:table-cell table:style-name="ce4" office:value-type="string">
            <text:p/>
            <text:p>Closed</text:p>
          </table:table-cell>
          <table:table-cell table:style-name="ce4" office:value-type="string">
            <text:p/>
            <text:p>Nobody</text:p>
          </table:table-cell>
          <table:table-cell table:style-name="ce4" office:value-type="string">
            <text:p/>
            <text:p>Gerald Weber (gweber)</text:p>
          </table:table-cell>
          <table:table-cell table:style-name="ce4" office:value-type="string">
            <text:p><text:s/>em branco após o título da disssertação em entrada tipo @mastersthesis. Abaixo segue parte</text:p>
            <text:p>do log onde é reportado o erro (warning), bem como a entrada na base.bib...</text:p>
            <text:p/>
            <text:p>dtese0.blg</text:p>
            <text:p>Database file #1: dtese0.bib</text:p>
            <text:p>Warning--I didn''t find a database entry for "garbor/boticeli"</text:p>
            <text:p>You can''t pop an empty literal stack for entry stuginski</text:p>
            <text:p>while executing---line 1431 of file abnt-alf.bst</text:p>
            <text:p/>
            <text:p>entrada em dtese0.bib</text:p>
            <text:p>@mastersthesis{stuginski,</text:p>
            <text:p><text:s/>author={R[ubens] {Stuginski Jr.}},</text:p>
            <text:p><text:s/>title={Estudo Comparativo de Armazenadores de Calor de Leito Fixo.},</text:p>
            <text:p><text:s/>school={Universidade Estadual de Campinas},</text:p>
            <text:p><text:s/>year={1991},</text:p>
            <text:p><text:s/>month={Mar{\c{c}}o}</text:p>
            <text:p>}</text:p>
            <text:p/>
            <text:p><text:s text:c="9"/>[]s,</text:p>
            <text:p><text:s text:c="16"/>Rubens</text:p>
          </table:table-cell>
          <table:table-cell table:style-name="ce4" office:value-type="string">
            <text:p>Date: 2002-05-23 16:25</text:p>
            <text:p>Sender: Gerald Weber</text:p>
            <text:p/>
            <text:p>Problema semelhante já foi reportado para @phdthesis. A solução</text:p>
            <text:p>é usar o campo adicional "type", baixar o pacote mais</text:p>
            <text:p>novo do abntex ou baixar o novo abnt-alf.bst ou abnt-num.bst.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[#100049] compilação pdflatex falhando</text:p>
          </table:table-cell>
          <table:table-cell table:style-name="ce4" office:value-type="string">
            <text:p/>
            <text:p>2002-06-13 13:36</text:p>
          </table:table-cell>
          <table:table-cell table:style-name="ce4" office:value-type="string">
            <text:p/>
            <text:p>1</text:p>
          </table:table-cell>
          <table:table-cell table:style-name="ce4" office:value-type="string">
            <text:p/>
            <text:p>Closed</text:p>
          </table:table-cell>
          <table:table-cell table:style-name="ce4" office:value-type="string">
            <text:p/>
            <text:p>Gerald Weber</text:p>
          </table:table-cell>
          <table:table-cell table:style-name="ce4" office:value-type="string">
            <text:p/>
            <text:p>Miguel Frasson (mvsfrasson)</text:p>
          </table:table-cell>
          <table:table-cell table:style-name="ce4" office:value-type="string">
            <text:p><text:s/>em documentos abnt-bibtex-doc e abnt-bibtex-alf-doc está falhando com (exemplo):</text:p>
            <text:p/>
            <text:p>! Argument of \@fifthoffive has an extra }.</text:p>
            <text:p>&lt;inserted text&gt;</text:p>
            <text:p><text:s text:c="16"/>\par</text:p>
            <text:p>l.315 ... Em todo caso veja a seção~\ref{mult-abc}</text:p>
            <text:p/>
            <text:p>?</text:p>
          </table:table-cell>
          <table:table-cell table:style-name="ce4" office:value-type="string">
            <text:p>Date: 2002-11-25 18:38</text:p>
            <text:p>Sender: Gerald Weber</text:p>
            <text:p/>
            <text:p>Ë importante apagar todos os arquivos de compilação latex</text:p>
            <text:p>(.aux, .toc, lot, .lof) antes de rodar pdflatex. Assim pdflatex</text:p>
            <text:p>não falhará mais.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[#100050] geração de labels em abnt-alf pode falhar com "ç" e "í"</text:p>
          </table:table-cell>
          <table:table-cell table:style-name="ce4" office:value-type="string">
            <text:p/>
            <text:p>2002-06-15 10:07</text:p>
          </table:table-cell>
          <table:table-cell table:style-name="ce4" office:value-type="string">
            <text:p/>
            <text:p>3</text:p>
          </table:table-cell>
          <table:table-cell table:style-name="ce4" office:value-type="string">
            <text:p/>
            <text:p>Closed</text:p>
          </table:table-cell>
          <table:table-cell table:style-name="ce4" office:value-type="string">
            <text:p/>
            <text:p>Gerald Weber</text:p>
          </table:table-cell>
          <table:table-cell table:style-name="ce4" office:value-type="string">
            <text:p/>
            <text:p>Gerald Weber (gweber)</text:p>
          </table:table-cell>
          <table:table-cell table:style-name="ce4" office:value-type="string">
            <text:p>t e abnt-alf.sty a geração de labels em letra maíúscula pode falhar em casos como</text:p>
            <text:p>title={Pol{\''\i}tica}</text:p>
            <text:p>e sem campo author, editor ou organization.</text:p>
            <text:p>neste caso o bibtex tentará gerar um label para chamada em texto e tentará colocá-la em letras maíusculas. O processo</text:p>
            <text:p>de colocá-lo em letras maiúsculas falha com uma mensagem de "unbalanced {" e um label incompleto será gerado.</text:p>
            <text:p>Uma consequência adicional será a ocorrência de um "missing }" quando for executado o latex.</text:p>
            <text:p/>
            <text:p>A resolução desse bug deverá estar disponível na próxima versão do abnt-alf.bst.</text:p>
          </table:table-cell>
          <table:table-cell table:style-name="ce4" office:value-type="string">
            <text:p>Date: 2002-06-17 13:13</text:p>
            <text:p>Sender: Gerald Weber</text:p>
            <text:p/>
            <text:p>Corrigido, use abnt-alf.bst versão 1.18 ou mais recente.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[#100051] links com abnt-alf e pdflatex nao apontam nada</text:p>
          </table:table-cell>
          <table:table-cell table:style-name="ce4" office:value-type="string">
            <text:p/>
            <text:p>2002-06-16 17:55</text:p>
          </table:table-cell>
          <table:table-cell table:style-name="ce4" office:value-type="string">
            <text:p/>
            <text:p>3</text:p>
          </table:table-cell>
          <table:table-cell table:style-name="ce4" office:value-type="string">
            <text:p/>
            <text:p>Closed</text:p>
          </table:table-cell>
          <table:table-cell table:style-name="ce4" office:value-type="string">
            <text:p/>
            <text:p>Miguel Frasson</text:p>
          </table:table-cell>
          <table:table-cell table:style-name="ce4" office:value-type="string">
            <text:p/>
            <text:p>Gerald Weber (gweber)</text:p>
          </table:table-cell>
          <table:table-cell table:style-name="ce2" office:value-type="string">
            <text:p>pdflatex nao apontam nada. Revisar o que <text:s/>o pdflatex faz de diferente com os links.</text:p>
          </table:table-cell>
          <table:table-cell table:style-name="ce4" office:value-type="string">
            <text:p>Date: 2003-06-05 11:40</text:p>
            <text:p>Sender: Gerald Weber</text:p>
            <text:p/>
            <text:p>pdflatex carrega o hyperref por padrão. Toda a atuação do</text:p>
            <text:p>hyperref</text:p>
            <text:p>foi revisada e os links (sumário e citações) agora apontam</text:p>
            <text:p>para seus</text:p>
            <text:p>destinos corretos.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[#100062] executar texhash depois do make install</text:p>
          </table:table-cell>
          <table:table-cell table:style-name="ce4" office:value-type="string">
            <text:p/>
            <text:p>2002-07-30 13:40</text:p>
          </table:table-cell>
          <table:table-cell table:style-name="ce4" office:value-type="string">
            <text:p/>
            <text:p>1</text:p>
          </table:table-cell>
          <table:table-cell table:style-name="ce4" office:value-type="string">
            <text:p/>
            <text:p>Closed</text:p>
          </table:table-cell>
          <table:table-cell table:style-name="ce4" office:value-type="string">
            <text:p/>
            <text:p>Gerald Weber</text:p>
          </table:table-cell>
          <table:table-cell table:style-name="ce4" office:value-type="string">
            <text:p/>
            <text:p>Gerald Weber (gweber)</text:p>
          </table:table-cell>
          <table:table-cell table:style-name="ce4" office:value-type="string">
            <text:p>ux o "make install" se limita a copiar os pacotes para seus respectivos diretórios.</text:p>
            <text:p>Seria importante que também rode "texhash" para já que o usuário confia em que o "make install"</text:p>
            <text:p>gere uma instalação completa a funcional.</text:p>
          </table:table-cell>
          <table:table-cell table:style-name="ce4" office:value-type="string">
            <text:p>Date: 2002-11-25 18:39</text:p>
            <text:p>Sender: Gerald Weber</text:p>
            <text:p/>
            <text:p>O make install agora execute texhash bem como as diretivas %post</text:p>
            <text:p>do rpm.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[#100075] espaço entre o título do capítulo e o corpo do texto</text:p>
          </table:table-cell>
          <table:table-cell table:style-name="ce4" office:value-type="string">
            <text:p/>
            <text:p>2002-10-03 20:53</text:p>
          </table:table-cell>
          <table:table-cell table:style-name="ce4" office:value-type="string">
            <text:p/>
            <text:p>3</text:p>
          </table:table-cell>
          <table:table-cell table:style-name="ce4" office:value-type="string">
            <text:p/>
            <text:p>Closed</text:p>
          </table:table-cell>
          <table:table-cell table:style-name="ce4" office:value-type="string">
            <text:p/>
            <text:p>Márcio Miranda</text:p>
          </table:table-cell>
          <table:table-cell table:style-name="ce4" office:value-type="string">
            <text:p/>
            <text:p>Miguel Frasson (mvsfrasson)</text:p>
          </table:table-cell>
          <table:table-cell table:style-name="ce4" office:value-type="string">
            <text:p>e não colocarmos uma linha em branco logo após de \chapter e o corpo do texto, a primeira linha</text:p>
            <text:p>do corpo do texto ficará separada da segunda linha por um espaço imenso... Eu uso o Miktex 2.2.6 num Windows XP.</text:p>
            <text:p/>
            <text:p>O código:</text:p>
            <text:p/>
            <text:p>%-----------------------------------------------------</text:p>
            <text:p>\documentclass{abnt}</text:p>
            <text:p>\usepackage[brazil]{babel}</text:p>
            <text:p>\usepackage[latin1]{inputenc}</text:p>
            <text:p/>
            <text:p>%novos comandos:</text:p>
            <text:p>\newcommand{\piv}{\emph{Particle Image Velocimeter }}</text:p>
            <text:p/>
            <text:p>\begin{document}</text:p>
            <text:p/>
            <text:p>\chapter{Introdução}</text:p>
            <text:p>Aqui eu vou falar sobre como surgiu o \piv e quais as principais contribuições que este método de medição nos trouxe</text:p>
            <text:p>de meados de 1980 até hoje.</text:p>
            <text:p/>
            <text:p>\chapter{Agora sim, Introdução}</text:p>
            <text:p/>
            <text:p>Aqui eu vou falar sobre como surgiu o \piv e quais as principais contribuições que este método de medição nos trouxe</text:p>
            <text:p>de meados de 1980 até hoje.</text:p>
            <text:p/>
            <text:p>\end{document}</text:p>
            <text:p>%-----------------------------------------------------</text:p>
          </table:table-cell>
          <table:table-cell table:style-name="ce4" office:value-type="string">
            <text:p>Date: 2002-10-14 11:02</text:p>
            <text:p>Sender: Miguel Frasson </text:p>
            <text:p/>
            <text:p>Nao sei como nao havia visto isso antes :-)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[#100082] hyperref nao casa com classe e pacotes</text:p>
          </table:table-cell>
          <table:table-cell table:style-name="ce4" office:value-type="string">
            <text:p/>
            <text:p>2002-11-16 18:02</text:p>
          </table:table-cell>
          <table:table-cell table:style-name="ce4" office:value-type="string">
            <text:p/>
            <text:p>3</text:p>
          </table:table-cell>
          <table:table-cell table:style-name="ce4" office:value-type="string">
            <text:p/>
            <text:p>Closed</text:p>
          </table:table-cell>
          <table:table-cell table:style-name="ce4" office:value-type="string">
            <text:p/>
            <text:p>Miguel Frasson</text:p>
          </table:table-cell>
          <table:table-cell table:style-name="ce4" office:value-type="string">
            <text:p/>
            <text:p>Gerald Weber (gweber)</text:p>
          </table:table-cell>
          <table:table-cell table:style-name="ce4" office:value-type="string">
            <text:p>ref e outros pacotes para pdf e html fazem algo nao trivial com o mecanismo de citacao, e os links</text:p>
            <text:p>sao quebrados.</text:p>
          </table:table-cell>
          <table:table-cell table:style-name="ce4" office:value-type="string">
            <text:p>Date: 2003-06-05 11:47</text:p>
            <text:p>Sender: Gerald Weber</text:p>
            <text:p/>
            <text:p>abntcite e a classe foram revisados e estes aspectos corrigidos.</text:p>
            <text:p>hyperref é autodetetado o usuário não precisa fazer nada</text:p>
            <text:p>quando</text:p>
            <text:p>for rodar pdflatex.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[#100083] \subsection e \subsubsection repetem o argumento</text:p>
          </table:table-cell>
          <table:table-cell table:style-name="ce4" office:value-type="string">
            <text:p/>
            <text:p>2002-12-01 22:29</text:p>
          </table:table-cell>
          <table:table-cell table:style-name="ce4" office:value-type="string">
            <text:p/>
            <text:p>1</text:p>
          </table:table-cell>
          <table:table-cell table:style-name="ce4" office:value-type="string">
            <text:p/>
            <text:p>Closed</text:p>
          </table:table-cell>
          <table:table-cell table:style-name="ce4" office:value-type="string">
            <text:p/>
            <text:p>Gerald Weber</text:p>
          </table:table-cell>
          <table:table-cell table:style-name="ce4" office:value-type="string">
            <text:p/>
            <text:p>Nobody (none)</text:p>
          </table:table-cell>
          <table:table-cell table:style-name="ce4" office:value-type="string">
            <text:p>1, \subsection e \subsubsection repetem seu argumento na linha seguinte.</text:p>
            <text:p/>
            <text:p>Solução: instar versão 0.6 release 2 ou superior.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string">
            <text:p>[#100084] problemas com \verb em lista bibliográfica</text:p>
          </table:table-cell>
          <table:table-cell table:style-name="ce4" office:value-type="string">
            <text:p/>
            <text:p>2002-12-01 23:20</text:p>
          </table:table-cell>
          <table:table-cell table:style-name="ce4" office:value-type="string">
            <text:p/>
            <text:p>3</text:p>
          </table:table-cell>
          <table:table-cell table:style-name="ce4" office:value-type="string">
            <text:p/>
            <text:p>Closed</text:p>
          </table:table-cell>
          <table:table-cell table:style-name="ce4" office:value-type="string">
            <text:p/>
            <text:p>Gerald Weber</text:p>
          </table:table-cell>
          <table:table-cell table:style-name="ce4" office:value-type="string">
            <text:p/>
            <text:p>Miguel Frasson (mvsfrasson)</text:p>
          </table:table-cell>
          <table:table-cell table:style-name="ce4" office:value-type="string">
            <text:p><text:s/>0.6 /abnt.cls/1.18/</text:p>
            <text:p/>
            <text:p>pode causar o seguinte tipo de erro se houver o comando \verb numa entrada bibliográfica:</text:p>
            <text:p/>
            <text:p>! LaTeX Error: \verb ended by end of line.</text:p>
            <text:p><text:s/></text:p>
            <text:p>See the LaTeX manual or LaTeX Companion for explanation.</text:p>
            <text:p>Type <text:s/>H &lt;return&gt; <text:s/>for immediate help.</text:p>
            <text:p><text:s/>...</text:p>
            <text:p><text:s/></text:p>
            <text:p>l.11 <text:s text:c="2"/>abnt-show-options=}\verb+list+.}</text:p>
            <text:p/>
            <text:p>ou</text:p>
            <text:p/>
            <text:p>! Undefined control sequence.</text:p>
            <text:p>&lt;argument&gt; ...i }vel em: $&lt;$\verb +C:\Carol \VASO</text:p>
            <text:p><text:s text:c="50"/>.TIFF+$&gt;$. Acesso em: 28 o... l.552 ...e o ano quando já tem a</text:p>
            <text:p>data de acesso.}}</text:p>
          </table:table-cell>
          <table:table-cell table:style-name="ce4" office:value-type="string">
            <text:p>Date: 2002-12-02 11:32</text:p>
            <text:p>Sender: Miguel Frasson </text:p>
            <text:p/>
            <text:p>Melhorado o mecanismo para leitura do texto on-demand. </text:p>
            <text:p/>
            <text:p>O fato eh que nao deve haver \erb dentro de um comando, por isso</text:p>
            <text:p>uma entrada com \verb nao pode ser carregada na memoria do TeX,</text:p>
            <text:p>e nunca poderah ser usada com \citetext.</text:p>
            <text:p/>
            <text:p>Assim, se voce quer usar o fragilissimo \verb em suas entradas</text:p>
            <text:p>bibliograficas:</text:p>
            <text:p/>
            <text:p><text:s/>- nao use foot </text:p>
            <text:p/>
            <text:p>OU</text:p>
            <text:p/>
            <text:p><text:s/>- use foot+load-text-on-demand e NUNCA \cite, \citeonine ou</text:p>
            <text:p>\citetext essa entrada.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[#100085] Ao gerar table of contents e indices de figura e outros ...</text:p>
          </table:table-cell>
          <table:table-cell table:style-name="ce4" office:value-type="string">
            <text:p/>
            <text:p>2002-12-02 17:50</text:p>
          </table:table-cell>
          <table:table-cell table:style-name="ce4" office:value-type="string">
            <text:p/>
            <text:p>3</text:p>
          </table:table-cell>
          <table:table-cell table:style-name="ce4" office:value-type="string">
            <text:p/>
            <text:p>Closed</text:p>
          </table:table-cell>
          <table:table-cell table:style-name="ce4" office:value-type="string">
            <text:p/>
            <text:p>Mozart de Siqueira Campos Araújo</text:p>
          </table:table-cell>
          <table:table-cell table:style-name="ce4" office:value-type="string">
            <text:p/>
            <text:p>Miguel Frasson (mvsfrasson)</text:p>
          </table:table-cell>
          <table:table-cell table:style-name="ce4" office:value-type="string">
            <text:p>dos nestas ordem o titulo do indice genérico inclui também o titulo do indice de figuras e tabelas</text:p>
            <text:p>o que na minha opnião não era para acontecer...</text:p>
            <text:p/>
            <text:p>\tableofcontents</text:p>
            <text:p>\listoftables</text:p>
            <text:p>\listoffigures</text:p>
            <text:p/>
            <text:p>bye</text:p>
          </table:table-cell>
          <table:table-cell table:style-name="ce4" office:value-type="string">
            <text:p>Date: 2002-12-04 06:41</text:p>
            <text:p>Sender: Miguel Frasson </text:p>
            <text:p/>
            <text:p>Use a opcao `sumarioincompleto'</text:p>
            <text:p/>
            <text:p>Exemplo com "suposto" bug</text:p>
            <text:p/>
            <text:p>--------------------------</text:p>
            <text:p>\documentclass{abnt}</text:p>
            <text:p>\begin{document}</text:p>
            <text:p><text:s text:c="2"/>\tableofcontents</text:p>
            <text:p><text:s text:c="2"/>\listoffigures</text:p>
            <text:p><text:s text:c="2"/>\listoftables</text:p>
            <text:p><text:s text:c="2"/>\chapter{Teste}</text:p>
            <text:p><text:s text:c="5"/>Bla bla bla</text:p>
            <text:p>\end{document}</text:p>
            <text:p>--------------------------</text:p>
            <text:p/>
            <text:p>Exemplo com o comportamento que o usuario quer</text:p>
            <text:p/>
            <text:p>--------------------------</text:p>
            <text:p>\documentclass[sumarioincompleto]{abnt}</text:p>
            <text:p>\begin{document}</text:p>
            <text:p><text:s text:c="2"/>\tableofcontents</text:p>
            <text:p><text:s text:c="2"/>\listoffigures</text:p>
            <text:p><text:s text:c="2"/>\listoftables</text:p>
            <text:p><text:s text:c="2"/>\chapter{Teste}</text:p>
            <text:p><text:s text:c="5"/>Bla bla bla</text:p>
            <text:p>\end{document}</text:p>
            <text:p>--------------------------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[#100086] numeração de anexos/apêndices aparece incorreta</text:p>
          </table:table-cell>
          <table:table-cell table:style-name="ce4" office:value-type="string">
            <text:p/>
            <text:p>2002-12-06 16:37</text:p>
          </table:table-cell>
          <table:table-cell table:style-name="ce4" office:value-type="string">
            <text:p/>
            <text:p>1</text:p>
          </table:table-cell>
          <table:table-cell table:style-name="ce4" office:value-type="string">
            <text:p/>
            <text:p>Closed</text:p>
          </table:table-cell>
          <table:table-cell table:style-name="ce4" office:value-type="string">
            <text:p/>
            <text:p>Gerald Weber</text:p>
          </table:table-cell>
          <table:table-cell table:style-name="ce4" office:value-type="string">
            <text:p/>
            <text:p>Miguel Frasson (mvsfrasson)</text:p>
          </table:table-cell>
          <table:table-cell table:style-name="ce4" office:value-type="string">
            <text:p>e 2:</text:p>
            <text:p/>
            <text:p>A numeração de apêndices e anexos aparece incorreta.</text:p>
            <text:p>Por eexemplo o primeiro anexo aparece como</text:p>
            <text:p>ANEXO - Título do primeiro anexo</text:p>
            <text:p>e o segundo</text:p>
            <text:p>ANEXO A - Título do segundo anexo</text:p>
            <text:p/>
            <text:p>enquanto no sumário aparecem corretos</text:p>
            <text:p>ANEXO A</text:p>
            <text:p>ANEXO B</text:p>
            <text:p/>
            <text:p>Solução: baixar o release 3 da versão 0.6</text:p>
            <text:p>A versão do abnt.cls corrigido é <text:s/>1.18.2.1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string">
            <text:p>[#100110] et al. não é gerado na chamada tipo autor-data</text:p>
          </table:table-cell>
          <table:table-cell table:style-name="ce4" office:value-type="string">
            <text:p/>
            <text:p>2003-03-07 20:25</text:p>
          </table:table-cell>
          <table:table-cell table:style-name="ce4" office:value-type="string">
            <text:p/>
            <text:p>3</text:p>
          </table:table-cell>
          <table:table-cell table:style-name="ce4" office:value-type="string">
            <text:p/>
            <text:p>Closed</text:p>
          </table:table-cell>
          <table:table-cell table:style-name="ce4" office:value-type="string">
            <text:p/>
            <text:p>Gerald Weber</text:p>
          </table:table-cell>
          <table:table-cell table:style-name="ce4" office:value-type="string">
            <text:p/>
            <text:p>Gerald Weber (gweber)</text:p>
          </table:table-cell>
          <table:table-cell table:style-name="ce4" office:value-type="string">
            <text:p>lema com a chamada com mais de três autores no sistema autor-data (abnt-alf). Neste caso não</text:p>
            <text:p>era gerado "et al." na chamada no texto.</text:p>
            <text:p/>
            <text:p>Esse bug foi corrigido e os usuários devem usar o arquivo abnt-alf.bst com versão igual ou superior a 1.35. </text:p>
            <text:p/>
            <text:p>Se você está na dúvida que versão está usando olhe na primeira linha do referido arquivo.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string">
            <text:p>[#100114] opção espacoduplo/espacoumemeio não tem efeito</text:p>
          </table:table-cell>
          <table:table-cell table:style-name="ce4" office:value-type="string">
            <text:p/>
            <text:p>2003-03-18 18:09</text:p>
          </table:table-cell>
          <table:table-cell table:style-name="ce4" office:value-type="string">
            <text:p/>
            <text:p>5</text:p>
          </table:table-cell>
          <table:table-cell table:style-name="ce4" office:value-type="string">
            <text:p/>
            <text:p>Closed</text:p>
          </table:table-cell>
          <table:table-cell table:style-name="ce4" office:value-type="string">
            <text:p/>
            <text:p>Gerald Weber</text:p>
          </table:table-cell>
          <table:table-cell table:style-name="ce4" office:value-type="string">
            <text:p/>
            <text:p>Miguel Frasson (mvsfrasson)</text:p>
          </table:table-cell>
          <table:table-cell table:style-name="ce4" office:value-type="string">
            <text:p>e espacoumemeio não tem efeito após o comando \capa. De fato todo texto fica formatado em espaço</text:p>
            <text:p>simples. Versão do abnt.cls (1.8.2.1).</text:p>
            <text:p/>
            <text:p>Solução provisória: colocar \setstretch{1.5} ou \setstretch{2} após \capa.</text:p>
          </table:table-cell>
          <table:table-cell table:style-name="ce4" office:value-type="string">
            <text:p>Date: 2003-03-20 10:07</text:p>
            <text:p>Sender: Gerald Weber</text:p>
            <text:p/>
            <text:p>Corrigido na versão 1.8.2.3.</text:p>
            <text:p/>
            <text:p>Foi adicionado um \espaco{\ABNTespacodefault} no final do comando</text:p>
            <text:p>\capa.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[#100121] bibtex reclama de memória insuficiente (MikTeX)</text:p>
          </table:table-cell>
          <table:table-cell table:style-name="ce4" office:value-type="string">
            <text:p/>
            <text:p>2003-03-25 12:18</text:p>
          </table:table-cell>
          <table:table-cell table:style-name="ce4" office:value-type="string">
            <text:p/>
            <text:p>1</text:p>
          </table:table-cell>
          <table:table-cell table:style-name="ce4" office:value-type="string">
            <text:p/>
            <text:p>Closed</text:p>
          </table:table-cell>
          <table:table-cell table:style-name="ce4" office:value-type="string">
            <text:p/>
            <text:p>Gerald Weber</text:p>
          </table:table-cell>
          <table:table-cell table:style-name="ce4" office:value-type="string">
            <text:p/>
            <text:p>Gerald Weber (gweber)</text:p>
          </table:table-cell>
          <table:table-cell table:style-name="ce4" office:value-type="string">
            <text:p>ão encontrar problemas para rodar os estilos bibtex do abntex.</text:p>
            <text:p>Uma solução possível que nos foi reportada é o uso do comando</text:p>
            <text:p>bibtex8 &lt;arquivo&gt; -b</text:p>
            <text:p/>
            <text:p>O problema foi reportado ao projeto MikTeX que prometeu recompilar o bibtex com tabelas maiores.</text:p>
            <text:p>Acompanhe o bug no MikTeX</text:p>
            <text:p>em http://sourceforge.net/tracker/index.php?func=detail&amp;aid=708483&amp;group_id=10783&amp;atid=110783</text:p>
          </table:table-cell>
          <table:table-cell table:style-name="ce4" office:value-type="string">
            <text:p>Date: 2003-06-25 05:24</text:p>
            <text:p>Sender: Gerald Weber</text:p>
            <text:p/>
            <text:p>De acordo com o bug report do projeto MikTeX esse problema foi</text:p>
            <text:p>resolvido. Usuários MikTeX devem utilizar versões a partir</text:p>
            <text:p>de maio de 2003. Esse bug poderá ser reaberto dependendo de</text:p>
            <text:p>relatórios de usuários.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[#100137] classe falha ao carregar hyperref</text:p>
          </table:table-cell>
          <table:table-cell table:style-name="ce4" office:value-type="string">
            <text:p/>
            <text:p>2003-05-30 07:07</text:p>
          </table:table-cell>
          <table:table-cell table:style-name="ce4" office:value-type="string">
            <text:p/>
            <text:p>3</text:p>
          </table:table-cell>
          <table:table-cell table:style-name="ce4" office:value-type="string">
            <text:p/>
            <text:p>Closed</text:p>
          </table:table-cell>
          <table:table-cell table:style-name="ce4" office:value-type="string">
            <text:p/>
            <text:p>Gerald Weber</text:p>
          </table:table-cell>
          <table:table-cell table:style-name="ce4" office:value-type="string">
            <text:p/>
            <text:p>Gerald Weber (gweber)</text:p>
          </table:table-cell>
          <table:table-cell table:style-name="ce4" office:value-type="string">
            <text:p><text:s/>e 0.7-alfa) falha ao carregar o pacote hyperref com mensagens do tipo:</text:p>
            <text:p>[1] (licitações.toc</text:p>
            <text:p>! Argument of \contentsline has an extra }.</text:p>
            <text:p>&lt;inserted text&gt;</text:p>
            <text:p><text:s text:c="15"/>\par</text:p>
            <text:p>l.3 \contentsline</text:p>
            <text:p><text:s text:c="17"/>{chapter}{\numberline {2}Observa\c c\~oes preliminares}{4}</text:p>
            <text:p>? </text:p>
            <text:p/>
            <text:p>Solução: usar a classe nas versões 0.7-beta a acima.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string">
            <text:p>[#100140] Links para apêndices misturam com capítulos</text:p>
          </table:table-cell>
          <table:table-cell table:style-name="ce4" office:value-type="string">
            <text:p/>
            <text:p>2003-06-30 07:42</text:p>
          </table:table-cell>
          <table:table-cell table:style-name="ce4" office:value-type="string">
            <text:p/>
            <text:p>3</text:p>
          </table:table-cell>
          <table:table-cell table:style-name="ce4" office:value-type="string">
            <text:p/>
            <text:p>Closed</text:p>
          </table:table-cell>
          <table:table-cell table:style-name="ce4" office:value-type="string">
            <text:p/>
            <text:p>Gerald Weber</text:p>
          </table:table-cell>
          <table:table-cell table:style-name="ce4" office:value-type="string">
            <text:p/>
            <text:p>Gerald Weber (gweber)</text:p>
          </table:table-cell>
          <table:table-cell table:style-name="ce4" office:value-type="string">
            <text:p>ontém apêndices estes se confundem com links para captítulos porque ambos são formatados como</text:p>
            <text:p>"chapter.N".</text:p>
            <text:p>Ou seja o primeiro apêndice é "chapter.1" assim como o primeiro chapter.</text:p>
            <text:p/>
            <text:p>Mensagens de erro são típicamente da seguinte forma:</text:p>
            <text:p>Warning (ext1): destination with the same identifier (name{chapter.1}) already</text:p>
            <text:p>exists!</text:p>
            <text:p>\new@pdflink ...e anchor #1}\fi \pdfdest name {#1}</text:p>
            <text:p><text:s text:c="50"/>\@pdfview \ifvmode \nobrea...</text:p>
            <text:p>Warning (ext1): destination with the same identifier (name{chapter.1}) already</text:p>
            <text:p>exists!</text:p>
            <text:p>\new@pdflink ...e anchor #1}\fi \pdfdest name {#1}</text:p>
            <text:p><text:s text:c="50"/>\@pdfview \ifvmode \nobrea...</text:p>
          </table:table-cell>
          <table:table-cell table:style-name="ce4" office:value-type="string">
            <text:p>Date: 2003-06-30 11:13</text:p>
            <text:p>Sender: Gerald Weber</text:p>
            <text:p/>
            <text:p>Corrigido na versão 1.23 da classe abnt.cls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[#100141] Link para elementos pretextuais não apontam para nada</text:p>
          </table:table-cell>
          <table:table-cell table:style-name="ce4" office:value-type="string">
            <text:p/>
            <text:p>2003-06-30 09:08</text:p>
          </table:table-cell>
          <table:table-cell table:style-name="ce4" office:value-type="string">
            <text:p/>
            <text:p>3</text:p>
          </table:table-cell>
          <table:table-cell table:style-name="ce4" office:value-type="string">
            <text:p/>
            <text:p>Closed</text:p>
          </table:table-cell>
          <table:table-cell table:style-name="ce4" office:value-type="string">
            <text:p/>
            <text:p>Gerald Weber</text:p>
          </table:table-cell>
          <table:table-cell table:style-name="ce4" office:value-type="string">
            <text:p/>
            <text:p>Gerald Weber (gweber)</text:p>
          </table:table-cell>
          <table:table-cell table:style-name="ce2" office:value-type="string">
            <text:p>las não aponta para nada.</text:p>
          </table:table-cell>
          <table:table-cell table:style-name="ce4" office:value-type="string">
            <text:p>Date: 2005-12-21 12:58</text:p>
            <text:p>Sender: Gerald Weber</text:p>
            <text:p/>
            <text:p>Resolvido na versão 0.9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[#100142] Apêndices e anexos não aparecem no bookmarks</text:p>
          </table:table-cell>
          <table:table-cell table:style-name="ce4" office:value-type="string">
            <text:p/>
            <text:p>2003-06-30 09:09</text:p>
          </table:table-cell>
          <table:table-cell table:style-name="ce4" office:value-type="string">
            <text:p/>
            <text:p>3</text:p>
          </table:table-cell>
          <table:table-cell table:style-name="ce4" office:value-type="string">
            <text:p/>
            <text:p>Closed</text:p>
          </table:table-cell>
          <table:table-cell table:style-name="ce4" office:value-type="string">
            <text:p/>
            <text:p>Gerald Weber</text:p>
          </table:table-cell>
          <table:table-cell table:style-name="ce4" office:value-type="string">
            <text:p/>
            <text:p>Gerald Weber (gweber)</text:p>
          </table:table-cell>
          <table:table-cell table:style-name="ce2" office:value-type="string">
            <text:p>iados com pdflatex/hyperref não aparecem na lista de bookmarks.</text:p>
          </table:table-cell>
          <table:table-cell table:style-name="ce4" office:value-type="string">
            <text:p>Date: 2004-11-02 14:19</text:p>
            <text:p>Sender: Gerald Weber</text:p>
            <text:p/>
            <text:p>Corrigido em 0.8-2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[#100143] links para paragraph não apontam para nada</text:p>
          </table:table-cell>
          <table:table-cell table:style-name="ce4" office:value-type="string">
            <text:p/>
            <text:p>2003-06-30 10:59</text:p>
          </table:table-cell>
          <table:table-cell table:style-name="ce4" office:value-type="string">
            <text:p/>
            <text:p>3</text:p>
          </table:table-cell>
          <table:table-cell table:style-name="ce4" office:value-type="string">
            <text:p/>
            <text:p>Closed</text:p>
          </table:table-cell>
          <table:table-cell table:style-name="ce4" office:value-type="string">
            <text:p/>
            <text:p>Gerald Weber</text:p>
          </table:table-cell>
          <table:table-cell table:style-name="ce4" office:value-type="string">
            <text:p/>
            <text:p>Gerald Weber (gweber)</text:p>
          </table:table-cell>
          <table:table-cell table:style-name="ce4" office:value-type="string">
            <text:p>erref/pdflatex referentes a parágrafos (comando paragraph) em tabelas de conteúdo não apontam</text:p>
            <text:p>efetivamente para os paragrafos.</text:p>
          </table:table-cell>
          <table:table-cell table:style-name="ce4" office:value-type="string">
            <text:p>Date: 2005-12-21 13:17</text:p>
            <text:p>Sender: Gerald Weber</text:p>
            <text:p/>
            <text:p>Não está claro se o bug ainda é pertinente. Poderá ser reaberto</text:p>
            <text:p>caso o problema persista.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[#100144] pageref aparece embaralhado com hyperref</text:p>
          </table:table-cell>
          <table:table-cell table:style-name="ce4" office:value-type="string">
            <text:p/>
            <text:p>2003-07-02 05:57</text:p>
          </table:table-cell>
          <table:table-cell table:style-name="ce4" office:value-type="string">
            <text:p/>
            <text:p>3</text:p>
          </table:table-cell>
          <table:table-cell table:style-name="ce4" office:value-type="string">
            <text:p/>
            <text:p>Closed</text:p>
          </table:table-cell>
          <table:table-cell table:style-name="ce4" office:value-type="string">
            <text:p/>
            <text:p>Gerald Weber</text:p>
          </table:table-cell>
          <table:table-cell table:style-name="ce4" office:value-type="string">
            <text:p/>
            <text:p>Gerald Weber (gweber)</text:p>
          </table:table-cell>
          <table:table-cell table:style-name="ce2" office:value-type="string">
            <text:p>voca um texto adicional além do número da página quando o pacote hyperref é usado.</text:p>
          </table:table-cell>
          <table:table-cell table:style-name="ce4" office:value-type="string">
            <text:p>Date: 2004-11-02 14:20</text:p>
            <text:p>Sender: Gerald Weber</text:p>
            <text:p/>
            <text:p>Não sei como, mas esta corrigodo no 0.8-2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[#100178] \part repete o texto e causa problemas no sumario</text:p>
          </table:table-cell>
          <table:table-cell table:style-name="ce4" office:value-type="string">
            <text:p/>
            <text:p>2003-08-17 15:00</text:p>
          </table:table-cell>
          <table:table-cell table:style-name="ce4" office:value-type="string">
            <text:p/>
            <text:p>3</text:p>
          </table:table-cell>
          <table:table-cell table:style-name="ce4" office:value-type="string">
            <text:p/>
            <text:p>Closed</text:p>
          </table:table-cell>
          <table:table-cell table:style-name="ce4" office:value-type="string">
            <text:p/>
            <text:p>Nobody</text:p>
          </table:table-cell>
          <table:table-cell table:style-name="ce4" office:value-type="string">
            <text:p/>
            <text:p>Gerald Weber (gweber)</text:p>
          </table:table-cell>
          <table:table-cell table:style-name="ce4" office:value-type="string">
            <text:p>s :)</text:p>
            <text:p/>
            <text:p>eu tenho miktex e windows98</text:p>
            <text:p/>
            <text:p>\documentclass[a4paper,oneside] {abnt}</text:p>
            <text:p>\usepackage{t1enc}</text:p>
            <text:p>\usefont{T1}</text:p>
            <text:p/>
            <text:p>\begin{document}</text:p>
            <text:p/>
            <text:p>\part{Lobato}</text:p>
            <text:p>\part{Brasil}</text:p>
            <text:p/>
            <text:p>\end{document}</text:p>
            <text:p/>
            <text:p>não fonctionar, dvi faze 2 part para ''Lobato'' é 2 para Brasil:</text:p>
            <text:p/>
            <text:p>PartIPartI</text:p>
            <text:p>Lobato</text:p>
            <text:p/>
            <text:p>et mais tardi:</text:p>
            <text:p/>
            <text:p>partIIpartII</text:p>
            <text:p>Brasil</text:p>
            <text:p/>
            <text:p>com Release 0.7, 0.8</text:p>
            <text:p/>
            <text:p>e si vocé tem 8 \part{lobato} ! , voce tem para somario um bug:</text:p>
            <text:p/>
            <text:p>VIIIlobato <text:s/>(lobato esta no VIII)</text:p>
          </table:table-cell>
          <table:table-cell table:style-name="ce4" office:value-type="string">
            <text:p>Date: 2003-10-17 05:31</text:p>
            <text:p>Sender: Gerald Weber</text:p>
            <text:p/>
            <text:p>Correção está no release 0.7-2 e 0.8-alfa2.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[#100179] Página antes de um capítulo perde a paginação</text:p>
          </table:table-cell>
          <table:table-cell table:style-name="ce4" office:value-type="string">
            <text:p/>
            <text:p>2003-08-21 14:05</text:p>
          </table:table-cell>
          <table:table-cell table:style-name="ce4" office:value-type="string">
            <text:p/>
            <text:p>3</text:p>
          </table:table-cell>
          <table:table-cell table:style-name="ce4" office:value-type="string">
            <text:p/>
            <text:p>Closed</text:p>
          </table:table-cell>
          <table:table-cell table:style-name="ce4" office:value-type="string">
            <text:p/>
            <text:p>Nobody</text:p>
          </table:table-cell>
          <table:table-cell table:style-name="ce4" office:value-type="string">
            <text:p/>
            <text:p>Gerald Weber (gweber)</text:p>
          </table:table-cell>
          <table:table-cell table:style-name="ce4" office:value-type="string">
            <text:p>omportamento padrão. Tenho tido problemas com o índice da minha dissertação de mestrado.</text:p>
            <text:p>O comportamente é este mesmo e tenho que colocar uma página vazia sempre antes de um novo capítulo ou a classe abnt</text:p>
            <text:p>tem algum problema na numeração das páginas mesmo?</text:p>
            <text:p/>
            <text:p>Obrigado,</text:p>
            <text:p/>
            <text:p>Thiago Santos</text:p>
            <text:p>------------+</text:p>
            <text:p>Mestrando, CIN-UFPE</text:p>
          </table:table-cell>
          <table:table-cell table:style-name="ce4" office:value-type="string">
            <text:p>Date: 2003-09-03 13:18</text:p>
            <text:p>Sender: Gerald Weber</text:p>
            <text:p/>
            <text:p>O usuário colocou uma construção do tipo</text:p>
            <text:p>\begin{espacoumemeio}</text:p>
            <text:p>\input{...}</text:p>
            <text:p>\end{espacoumemeio}</text:p>
            <text:p/>
            <text:p>esta contrução e pouco usual e por isso não pode ser considerado</text:p>
            <text:p>como bug.</text:p>
            <text:p/>
            <text:p>A correção consiste em remover o ambiente espacoumemeio ou</text:p>
            <text:p>trocar input por include.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[#100181] grande número de \part causa problemas no sumário</text:p>
          </table:table-cell>
          <table:table-cell table:style-name="ce4" office:value-type="string">
            <text:p/>
            <text:p>2003-08-22 11:37</text:p>
          </table:table-cell>
          <table:table-cell table:style-name="ce4" office:value-type="string">
            <text:p/>
            <text:p>3</text:p>
          </table:table-cell>
          <table:table-cell table:style-name="ce4" office:value-type="string">
            <text:p/>
            <text:p>Closed</text:p>
          </table:table-cell>
          <table:table-cell table:style-name="ce4" office:value-type="string">
            <text:p/>
            <text:p>Gerald Weber</text:p>
          </table:table-cell>
          <table:table-cell table:style-name="ce4" office:value-type="string">
            <text:p/>
            <text:p>Gerald Weber (gweber)</text:p>
          </table:table-cell>
          <table:table-cell table:style-name="ce4" office:value-type="string">
            <text:p>ro de comandos \part é usado o</text:p>
            <text:p>algarismo romano gerado se superpõe ao nome da parte</text:p>
            <text:p>no sumário.</text:p>
            <text:p/>
            <text:p>Observação: se você usa \part em grande número você </text:p>
            <text:p>provávelmente está mesmo querendo usar \chapter.</text:p>
            <text:p>É pouco usual uma publicação ter mais de 2 ou 3 partes.</text:p>
          </table:table-cell>
          <table:table-cell table:style-name="ce4" office:value-type="string">
            <text:p>Date: 2006-09-09 20:27</text:p>
            <text:p>Sender: Gerald Weber</text:p>
            <text:p/>
            <text:p>Dada a idade do bug, não sabemos se ainda se aplica. Por ora</text:p>
            <text:p>o bug será fechado, podendo ser reaberto se houver necessidade.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[#100203] geratss não encontra arquivos .ist</text:p>
          </table:table-cell>
          <table:table-cell table:style-name="ce4" office:value-type="string">
            <text:p/>
            <text:p>2003-09-24 06:15</text:p>
          </table:table-cell>
          <table:table-cell table:style-name="ce4" office:value-type="string">
            <text:p/>
            <text:p>5</text:p>
          </table:table-cell>
          <table:table-cell table:style-name="ce4" office:value-type="string">
            <text:p/>
            <text:p>Closed</text:p>
          </table:table-cell>
          <table:table-cell table:style-name="ce4" office:value-type="string">
            <text:p/>
            <text:p>Gerald Weber</text:p>
          </table:table-cell>
          <table:table-cell table:style-name="ce4" office:value-type="string">
            <text:p/>
            <text:p>Gerald Weber (gweber)</text:p>
          </table:table-cell>
          <table:table-cell table:style-name="ce4" office:value-type="string">
            <text:p>ipt que chama makeindex para gerar tabelas de símbolos e síglas.</text:p>
            <text:p>Os arquivos tabela-siglas.ist e tabela-simbolos.ist encontram-se em texmf/tex/latex/abntex quando deveriam se encontrar</text:p>
            <text:p>em texmf/makeindex/abntex.</text:p>
            <text:p/>
            <text:p>Uma solução imediata para o usuário é</text:p>
            <text:p>1) mover esses arquivos para o diretório correto e rodar texhash</text:p>
            <text:p>2) ou setar a variável</text:p>
            <text:p>export INDEXSTYLE=/usr/share/texmf/tex/latex/abntex//: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string">
            <text:p>[#100204] vírgula permanece com opção paginas=nao</text:p>
          </table:table-cell>
          <table:table-cell table:style-name="ce4" office:value-type="string">
            <text:p/>
            <text:p>2003-10-03 05:24</text:p>
          </table:table-cell>
          <table:table-cell table:style-name="ce4" office:value-type="string">
            <text:p/>
            <text:p>3</text:p>
          </table:table-cell>
          <table:table-cell table:style-name="ce4" office:value-type="string">
            <text:p/>
            <text:p>Closed</text:p>
          </table:table-cell>
          <table:table-cell table:style-name="ce4" office:value-type="string">
            <text:p/>
            <text:p>Gerald Weber</text:p>
          </table:table-cell>
          <table:table-cell table:style-name="ce4" office:value-type="string">
            <text:p/>
            <text:p>Gerald Weber (gweber)</text:p>
          </table:table-cell>
          <table:table-cell table:style-name="ce2" office:value-type="string">
            <text:p>aginas=nao a vírgula que separa o texto do número de página continua aparecendo.</text:p>
          </table:table-cell>
          <table:table-cell table:style-name="ce4" office:value-type="string">
            <text:p>Date: 2003-10-03 05:54</text:p>
            <text:p>Sender: Gerald Weber</text:p>
            <text:p/>
            <text:p>Os usuários devem obter do CVS:</text:p>
            <text:p>texmf/tex/latex/abntex/tabela-simbolos.sty</text:p>
            <text:p>texmf/makeindex/abntex/*.ist</text:p>
            <text:p/>
            <text:p>ou aguardar as versões lançadas após 3/10/2003.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[#100209] Link quebrado</text:p>
          </table:table-cell>
          <table:table-cell table:style-name="ce4" office:value-type="string">
            <text:p/>
            <text:p>2003-12-23 14:56</text:p>
          </table:table-cell>
          <table:table-cell table:style-name="ce4" office:value-type="string">
            <text:p/>
            <text:p>3</text:p>
          </table:table-cell>
          <table:table-cell table:style-name="ce4" office:value-type="string">
            <text:p/>
            <text:p>Closed</text:p>
          </table:table-cell>
          <table:table-cell table:style-name="ce4" office:value-type="string">
            <text:p/>
            <text:p>Nobody</text:p>
          </table:table-cell>
          <table:table-cell table:style-name="ce4" office:value-type="string">
            <text:p/>
            <text:p>Nobody (none)</text:p>
          </table:table-cell>
          <table:table-cell table:style-name="ce2" office:value-type="string">
            <text:p>ndo fazer o download do pacote abnTex. Algum problema em seu servidor?</text:p>
          </table:table-cell>
          <table:table-cell table:style-name="ce4" office:value-type="string">
            <text:p>Date: 2003-12-30 01:29</text:p>
            <text:p>Sender: Bruno Parente Lima</text:p>
            <text:p/>
            <text:p>O problema é no servidor do Código Livre. "Navegar pelo</text:p>
            <text:p>cvs" também não está funcionando, no entanto este está</text:p>
            <text:p>disponível pelo programa cvs. Fecharei o bug, uma vez que não</text:p>
            <text:p>há nenhum problema com o código do abntex e sim com o servidor.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[#100210] Incompatibilidade com o pacote float</text:p>
          </table:table-cell>
          <table:table-cell table:style-name="ce4" office:value-type="string">
            <text:p/>
            <text:p>2003-12-29 03:08</text:p>
          </table:table-cell>
          <table:table-cell table:style-name="ce4" office:value-type="string">
            <text:p/>
            <text:p>3</text:p>
          </table:table-cell>
          <table:table-cell table:style-name="ce4" office:value-type="string">
            <text:p/>
            <text:p>Closed</text:p>
          </table:table-cell>
          <table:table-cell table:style-name="ce4" office:value-type="string">
            <text:p/>
            <text:p>Bruno Parente Lima</text:p>
          </table:table-cell>
          <table:table-cell table:style-name="ce4" office:value-type="string">
            <text:p/>
            <text:p>Miguel Frasson (mvsfrasson)</text:p>
          </table:table-cell>
          <table:table-cell table:style-name="ce4" office:value-type="string">
            <text:p>ão 1.26 apresenta uma imcompatibilidade com o comando \listof{type}{title} do pacote float, em</text:p>
            <text:p>que type é o tipo de float criado com \newfloat do mesmo pacote.</text:p>
            <text:p>Trocando-se de abnt para report, o arquivo testado não apresenta problemas. Transcrevo abaixo a mensagem <text:s/>de erro:</text:p>
            <text:p/>
            <text:p>&lt;..um monte de texto...&gt;</text:p>
            <text:p>(/usr/share/texmf/tex/latex/base/t1cmss.fd) (quali.toc) [1] (quali.lot)</text:p>
            <text:p>[2] (quali.lof) [3]</text:p>
            <text:p>! TeX capacity exceeded, sorry [input stack size=300].</text:p>
            <text:p>\protect -&gt;\noexpand \protect </text:p>
            <text:p><text:s text:c="30"/>\noexpand </text:p>
            <text:p>l.31 \listof{esquema}{Lista de Esquemas}</text:p>
            <text:p><text:s text:c="40"/></text:p>
            <text:p>Output written on quali.dvi (3 pages, 4956 bytes).</text:p>
            <text:p>Transcript written on quali.log.</text:p>
            <text:p>&lt;fim&gt;</text:p>
          </table:table-cell>
          <table:table-cell table:style-name="ce4" office:value-type="string">
            <text:p>Date: 2006-09-09 20:26</text:p>
            <text:p>Sender: Gerald Weber</text:p>
            <text:p/>
            <text:p>Dada a idade do bug, ele será fechado, podendo ser reaberto</text:p>
            <text:p>se houver novos relatos e testes.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[#100211] Opção abnt-etal-text no abntcite não funciona</text:p>
          </table:table-cell>
          <table:table-cell table:style-name="ce4" office:value-type="string">
            <text:p/>
            <text:p>2003-12-29 03:25</text:p>
          </table:table-cell>
          <table:table-cell table:style-name="ce4" office:value-type="string">
            <text:p/>
            <text:p>3</text:p>
          </table:table-cell>
          <table:table-cell table:style-name="ce4" office:value-type="string">
            <text:p/>
            <text:p>Closed</text:p>
          </table:table-cell>
          <table:table-cell table:style-name="ce4" office:value-type="string">
            <text:p/>
            <text:p>Bruno Parente Lima</text:p>
          </table:table-cell>
          <table:table-cell table:style-name="ce4" office:value-type="string">
            <text:p/>
            <text:p>Gerald Weber (gweber)</text:p>
          </table:table-cell>
          <table:table-cell table:style-name="ce4" office:value-type="string">
            <text:p>o abnt-etal-text=emph no preambulo, o latex retorna o seguinte erro:</text:p>
            <text:p/>
            <text:p>! LaTeX Error: Option clash for package abntcite.</text:p>
            <text:p/>
            <text:p>See the LaTeX manual or LaTeX Companion for explanation.</text:p>
            <text:p>Type <text:s/>H &lt;return&gt; <text:s/>for immediate help.</text:p>
            <text:p><text:s/>... <text:s text:c="45"/></text:p>
            <text:p><text:s text:c="50"/></text:p>
            <text:p>l.12 </text:p>
            <text:p><text:s text:c="5"/></text:p>
            <text:p>? </text:p>
            <text:p><text:s/>----------</text:p>
            <text:p/>
            <text:p>No entanto, se o abntcite não é o ulçtimo a ser carregado, não há mensagem de erro, mas a opção parece não</text:p>
            <text:p>funcionar.</text:p>
            <text:p/>
            <text:p>arquivo teste:</text:p>
            <text:p/>
            <text:p>\documentclass[ruledheader,pnumromarab]{abnt}</text:p>
            <text:p>\usepackage[brazil]{babel}</text:p>
            <text:p>\usepackage{abnt-num}</text:p>
            <text:p>\usepackage[dvips]{graphicx}</text:p>
            <text:p>\usepackage[dvips]{color}</text:p>
            <text:p>\usepackage[hang]{caption2} % para modificar as legendas</text:p>
            <text:p>\usepackage[T1]{fontenc}</text:p>
            <text:p>\usepackage{array}</text:p>
            <text:p>\usepackage{float} %para poder definir novos tipos de float</text:p>
            <text:p>\usepackage[num]{abntcite} %estilo bibliográfico</text:p>
            <text:p/>
            <text:p>\begin{document}</text:p>
            <text:p/>
            <text:p>%criando macro para fórmulas químicas</text:p>
            <text:p>\newcommand{\fq}[1]{\ensuremath{\mathrm{#1}}}</text:p>
            <text:p/>
            <text:p>%alterando a separação entre floats e texto</text:p>
            <text:p>\setlength{\floatsep}{1.2cm plus 0.2cm minus 0.2cm}</text:p>
            <text:p/>
            <text:p>%criando ambiente tipo float para esquemas</text:p>
            <text:p>\newfloat{esquema}{htb}{quali.loe}</text:p>
            <text:p>\floatname{esquema}{Esquema}</text:p>
            <text:p/>
            <text:p>\tableofcontents</text:p>
            <text:p>\listoftables</text:p>
            <text:p>\listoffigures</text:p>
            <text:p>%\listof{esquema}{Lista de Esquemas} %incompatível com abnt :( bug no. 210</text:p>
            <text:p>\include{introdução}</text:p>
            <text:p>\include{experimental}</text:p>
            <text:p>\bibliography{ref}</text:p>
            <text:p>\end{document}</text:p>
          </table:table-cell>
          <table:table-cell table:style-name="ce4" office:value-type="string">
            <text:p>Date: 2004-11-02 14:13</text:p>
            <text:p>Sender: Gerald Weber</text:p>
            <text:p/>
            <text:p>O problema ocorre por carregar abnt-num e abntcite. </text:p>
            <text:p>abnt-num carrega o pacote abntcite que portanto acaba</text:p>
            <text:p>carregado duas vezes e daí o problema de option clash.</text:p>
            <text:p/>
            <text:p>Estou com isso fechando esse bug. Obrigado pela </text:p>
            <text:p>contribuição.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[#100212] Problema com make no debian (abntex 0.7-3)</text:p>
          </table:table-cell>
          <table:table-cell table:style-name="ce4" office:value-type="string">
            <text:p/>
            <text:p>2004-01-11 01:47</text:p>
          </table:table-cell>
          <table:table-cell table:style-name="ce4" office:value-type="string">
            <text:p/>
            <text:p>3</text:p>
          </table:table-cell>
          <table:table-cell table:style-name="ce4" office:value-type="string">
            <text:p/>
            <text:p>Closed</text:p>
          </table:table-cell>
          <table:table-cell table:style-name="ce4" office:value-type="string">
            <text:p/>
            <text:p>Wagner Saback Dantas</text:p>
          </table:table-cell>
          <table:table-cell table:style-name="ce4" office:value-type="string">
            <text:p/>
            <text:p>Gerald Weber (gweber)</text:p>
          </table:table-cell>
          <table:table-cell table:style-name="ce4" office:value-type="string">
            <text:p>rball do abntex, versão 0.7-3, no debian (woody), me deparei com um erro no "make install". </text:p>
            <text:p/>
            <text:p>Percebi que o tetex no debian, cuja raíz fica em /usr/share/texmf, tem o seu diretório "doc" como um</text:p>
            <text:p>"link" para /usr/share/doc/texmf .</text:p>
            <text:p/>
            <text:p>Sendo assim, tive colocar a opção -L em:</text:p>
            <text:p/>
            <text:p>install:</text:p>
            <text:p><text:s text:c="3"/>cp ${OPVR} --preserve texmf/* ${TEXDIR}</text:p>
            <text:p/>
            <text:p>Depois disso, tudo funcionou.</text:p>
          </table:table-cell>
          <table:table-cell table:style-name="ce4" office:value-type="string">
            <text:p>Date: 2004-11-02 14:21</text:p>
            <text:p>Sender: Gerald Weber</text:p>
            <text:p/>
            <text:p>Makefile corrigdo no 0.8-2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[#100239] abnt-alf/num retira a última letra de url</text:p>
          </table:table-cell>
          <table:table-cell table:style-name="ce4" office:value-type="string">
            <text:p/>
            <text:p>2004-07-07 11:38</text:p>
          </table:table-cell>
          <table:table-cell table:style-name="ce4" office:value-type="string">
            <text:p/>
            <text:p>3</text:p>
          </table:table-cell>
          <table:table-cell table:style-name="ce4" office:value-type="string">
            <text:p/>
            <text:p>Closed</text:p>
          </table:table-cell>
          <table:table-cell table:style-name="ce4" office:value-type="string">
            <text:p/>
            <text:p>Gerald Weber</text:p>
          </table:table-cell>
          <table:table-cell table:style-name="ce4" office:value-type="string">
            <text:p/>
            <text:p>Gerald Weber (gweber)</text:p>
          </table:table-cell>
          <table:table-cell table:style-name="ce2" office:value-type="string">
            <text:p><text:s/>url e retirada, o problema e relativo ao filtro de url do abnt-num/alf</text:p>
          </table:table-cell>
          <table:table-cell table:style-name="ce4" office:value-type="string">
            <text:p>Date: 2004-11-02 14:21</text:p>
            <text:p>Sender: Gerald Weber</text:p>
            <text:p/>
            <text:p>corrigido em 0.8-2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[#100296] Invalido</text:p>
          </table:table-cell>
          <table:table-cell table:style-name="ce4" office:value-type="string">
            <text:p/>
            <text:p>2004-11-30 19:48</text:p>
          </table:table-cell>
          <table:table-cell table:style-name="ce4" office:value-type="string">
            <text:p/>
            <text:p>3</text:p>
          </table:table-cell>
          <table:table-cell table:style-name="ce4" office:value-type="string">
            <text:p/>
            <text:p>Closed</text:p>
          </table:table-cell>
          <table:table-cell table:style-name="ce4" office:value-type="string">
            <text:p/>
            <text:p>Nobody</text:p>
          </table:table-cell>
          <table:table-cell table:style-name="ce4" office:value-type="string">
            <text:p/>
            <text:p>Nobody (none)</text:p>
          </table:table-cell>
          <table:table-cell table:style-name="ce4" office:value-type="string">
            <text:p>dor, eletricista, limpa fossa, hidrojateamento. Atendimento 24 horas. Acesse o site para mais</text:p>
            <text:p>informações. PABX (11) 3925.1000.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string">
            <text:p>[#100298] Verficação se o diretório do lyx existe no Makefile</text:p>
          </table:table-cell>
          <table:table-cell table:style-name="ce4" office:value-type="string">
            <text:p/>
            <text:p>2004-12-03 23:32</text:p>
          </table:table-cell>
          <table:table-cell table:style-name="ce4" office:value-type="string">
            <text:p/>
            <text:p>3</text:p>
          </table:table-cell>
          <table:table-cell table:style-name="ce4" office:value-type="string">
            <text:p/>
            <text:p>Closed</text:p>
          </table:table-cell>
          <table:table-cell table:style-name="ce4" office:value-type="string">
            <text:p/>
            <text:p>Nobody</text:p>
          </table:table-cell>
          <table:table-cell table:style-name="ce4" office:value-type="string">
            <text:p/>
            <text:p>Gerald Weber (gweber)</text:p>
          </table:table-cell>
          <table:table-cell table:style-name="ce4" office:value-type="string">
            <text:p>m como vocês colocarem no Makefile uma verificação (um "if", por exemplo) para ver se o lyx está</text:p>
            <text:p>instalado e habilitar as linhas do Makefile referentes à variável de ambiente LYXDIR? Isto ajudaria àqueles que,</text:p>
            <text:p>por exemplo, não tem o programa instalado e instalam o abntex via tarball.</text:p>
            <text:p/>
            <text:p>Não sei como fazer isso por ora, ficando somente a sugestão.</text:p>
            <text:p/>
            <text:p>Obrigado,</text:p>
            <text:p>Wagner</text:p>
            <text:p>(wgdantas em yahoo com).</text:p>
          </table:table-cell>
          <table:table-cell table:style-name="ce4" office:value-type="string">
            <text:p>Date: 2005-12-21 13:13</text:p>
            <text:p>Sender: Gerald Weber</text:p>
            <text:p/>
            <text:p>resolvido em abntex=0.9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[#100331] autor-data</text:p>
          </table:table-cell>
          <table:table-cell table:style-name="ce4" office:value-type="string">
            <text:p/>
            <text:p>2005-04-03 16:24</text:p>
          </table:table-cell>
          <table:table-cell table:style-name="ce4" office:value-type="string">
            <text:p/>
            <text:p>3</text:p>
          </table:table-cell>
          <table:table-cell table:style-name="ce4" office:value-type="string">
            <text:p/>
            <text:p>Closed</text:p>
          </table:table-cell>
          <table:table-cell table:style-name="ce4" office:value-type="string">
            <text:p/>
            <text:p>Nobody</text:p>
          </table:table-cell>
          <table:table-cell table:style-name="ce4" office:value-type="string">
            <text:p/>
            <text:p>Gerald Weber (gweber)</text:p>
          </table:table-cell>
          <table:table-cell table:style-name="ce4" office:value-type="string">
            <text:p>-data, o AbnTex está corretamente adicionando letras a, b, c, etc... ao ano de uma referência quando</text:p>
            <text:p>há mais de uma referência a um mesmo autor-data. Mas isso apenas ao longo do texto. Nas referências bibliográficas,</text:p>
            <text:p>o ano aparece sem a letra. No exemplo abaixo, ainda <text:s/>seria possível descobrir quem é quem porque a numeração das</text:p>
            <text:p>páginas não coincide:</text:p>
            <text:p/>
            <text:p>Elster (1986a, p. 212) disse algo muito importante, e Elster (1986b, p. 65) disse algo ainda mais importante.</text:p>
            <text:p/>
            <text:p>Referências Bibliográficas</text:p>
            <text:p/>
            <text:p>ELSTER, J. Further thoughts on Marxism, functionalism and game theory. In: ROEMER, J. (Ed.). Analytical Marxism. Cambridge:</text:p>
            <text:p>Cambridge University Press, 1986. cap. 10, p. 202­220.</text:p>
            <text:p/>
            <text:p>ELSTER, J. The nature and scope of rational-choice explanation. In: LEPORE, E.; MCLAUGHLIN, B. (Ed.). Actions and events.</text:p>
            <text:p>[S.l.]: Basil, Blackwell, 1986. p. 60­72.</text:p>
            <text:p/>
            <text:p>jakson.alves (a) yahoo.com.br</text:p>
          </table:table-cell>
          <table:table-cell table:style-name="ce4" office:value-type="string">
            <text:p>Date: 2006-06-14 16:23</text:p>
            <text:p>Sender: Jakson Aquino</text:p>
            <text:p/>
            <text:p>Finalmente, instalei a versão 0.9.</text:p>
            <text:p/>
            <text:p>Obrigado por ter corrigido o problema!</text:p>
            <text:p/>
            <text:p>Jakson</text:p>
            <text:p>jalvesaq (a) gmail.com</text:p>
            <text:p>br.geocities.com/alves_aq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[#200106] comandos como apud e similares não honram citebrackets</text:p>
          </table:table-cell>
          <table:table-cell table:style-name="ce4" office:value-type="string">
            <text:p/>
            <text:p>2005-06-21 13:59</text:p>
          </table:table-cell>
          <table:table-cell table:style-name="ce4" office:value-type="string">
            <text:p/>
            <text:p>3</text:p>
          </table:table-cell>
          <table:table-cell table:style-name="ce4" office:value-type="string">
            <text:p/>
            <text:p>Closed</text:p>
          </table:table-cell>
          <table:table-cell table:style-name="ce4" office:value-type="string">
            <text:p/>
            <text:p>Gerald Weber</text:p>
          </table:table-cell>
          <table:table-cell table:style-name="ce4" office:value-type="string">
            <text:p/>
            <text:p>Gerald Weber (gweber)</text:p>
          </table:table-cell>
          <table:table-cell table:style-name="ce4" office:value-type="string">
            <text:p>similares não honram o uso de citebrackets.</text:p>
            <text:p>Por exemplo citebrackets[] não vai produzir o efeito desejado quando</text:p>
            <text:p>usado com apud que continuará sendo com ().</text:p>
            <text:p/>
            <text:p>Uma solução imediata é usar</text:p>
            <text:p/>
            <text:p>enewcommand{apud}[3][]{citeopenciteauthor{#2}, citeyear{#2} apudname %</text:p>
            <text:p>citeauthor{#3}, citeyear{#3}%</text:p>
            <text:p>ifthenelse{equal{#1}{empty}}{}{, #1}citeclose}</text:p>
            <text:p/>
            <text:p>para outros comandos verifique o arquivo abntcite.sty</text:p>
          </table:table-cell>
          <table:table-cell table:style-name="ce4" office:value-type="string">
            <text:p>Date: 2005-12-21 12:55</text:p>
            <text:p>Sender: Gerald Weber</text:p>
            <text:p/>
            <text:p>Corrigido na vesão 0.9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[#200222] Referência hidden está aparecendo</text:p>
          </table:table-cell>
          <table:table-cell table:style-name="ce4" office:value-type="string">
            <text:p/>
            <text:p>2005-11-01 20:11</text:p>
          </table:table-cell>
          <table:table-cell table:style-name="ce4" office:value-type="string">
            <text:p/>
            <text:p>3</text:p>
          </table:table-cell>
          <table:table-cell table:style-name="ce4" office:value-type="string">
            <text:p/>
            <text:p>Closed</text:p>
          </table:table-cell>
          <table:table-cell table:style-name="ce4" office:value-type="string">
            <text:p/>
            <text:p>Nobody</text:p>
          </table:table-cell>
          <table:table-cell table:style-name="ce4" office:value-type="string">
            <text:p/>
            <text:p>Gerald Weber (gweber)</text:p>
          </table:table-cell>
          <table:table-cell table:style-name="ce4" office:value-type="string">
            <text:p>hidden no meu arquivo bib e ele está colocando ela no índice, com um número e a linha em branco.</text:p>
            <text:p>Essa abaixo é a minha referência.</text:p>
            <text:p/>
            <text:p>@hidden{Loetsch_apud_Batista_e_couto,</text:p>
            <text:p>author={Loetsch},</text:p>
            <text:p>year={1973}</text:p>
            <text:p>}</text:p>
          </table:table-cell>
          <table:table-cell table:style-name="ce4" office:value-type="string">
            <text:p>Date: 2005-12-21 13:16</text:p>
            <text:p>Sender: Gerald Weber</text:p>
            <text:p/>
            <text:p>Não está claro em que contexto houve o problema. Nos nossos</text:p>
            <text:p>exemplos as entradas tipo @hidden ficam escondidas como deveriam.</text:p>
            <text:p>Como não foram fornecidas mais informacões o bug foi fechado.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[#200223] Abcite tira os colchetes das referências</text:p>
          </table:table-cell>
          <table:table-cell table:style-name="ce4" office:value-type="string">
            <text:p/>
            <text:p>2005-11-01 20:15</text:p>
          </table:table-cell>
          <table:table-cell table:style-name="ce4" office:value-type="string">
            <text:p/>
            <text:p>3</text:p>
          </table:table-cell>
          <table:table-cell table:style-name="ce4" office:value-type="string">
            <text:p/>
            <text:p>Closed</text:p>
          </table:table-cell>
          <table:table-cell table:style-name="ce4" office:value-type="string">
            <text:p/>
            <text:p>Nobody</text:p>
          </table:table-cell>
          <table:table-cell table:style-name="ce4" office:value-type="string">
            <text:p/>
            <text:p>Nobody (none)</text:p>
          </table:table-cell>
          <table:table-cell table:style-name="ce4" office:value-type="string">
            <text:p>roblema com a classe abncite. Quero que as minhas referências apareçam com a numeração em colchetes,</text:p>
            <text:p>assim:</text:p>
            <text:p/>
            <text:p>[1] ref refe ref</text:p>
            <text:p>[2] ref ref ref</text:p>
            <text:p/>
            <text:p>Acontece que, quando incluo o pacote abntcite (mesmo com a opção num) ele tira os colochetes. Além disso, as citações</text:p>
            <text:p>numéricas estão aparecendo com parêntesis, enão com colchetes...</text:p>
          </table:table-cell>
          <table:table-cell table:style-name="ce4" office:value-type="string">
            <text:p>Date: 2005-11-05 20:11</text:p>
            <text:p>Sender: Gerald Weber</text:p>
            <text:p/>
            <text:p>Esse é o comportamento esperado do abntcite e portanto não</text:p>
            <text:p>é bug.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[#200284] ! TeX capacity exceeded, sorry [input stack size=1500].</text:p>
          </table:table-cell>
          <table:table-cell table:style-name="ce4" office:value-type="string">
            <text:p/>
            <text:p>2006-01-24 20:35</text:p>
          </table:table-cell>
          <table:table-cell table:style-name="ce4" office:value-type="string">
            <text:p/>
            <text:p>3</text:p>
          </table:table-cell>
          <table:table-cell table:style-name="ce4" office:value-type="string">
            <text:p/>
            <text:p>Closed</text:p>
          </table:table-cell>
          <table:table-cell table:style-name="ce4" office:value-type="string">
            <text:p/>
            <text:p>Nobody</text:p>
          </table:table-cell>
          <table:table-cell table:style-name="ce4" office:value-type="string">
            <text:p/>
            <text:p>Nobody (none)</text:p>
          </table:table-cell>
          <table:table-cell table:style-name="ce4" office:value-type="string">
            <text:p>vez que tento compilar meu arquivo main.tex</text:p>
            <text:p>O arquivo contem comandos </text:p>
            <text:p>includeonly{cap1}</text:p>
            <text:p>include{intro}</text:p>
            <text:p>include{cap1}</text:p>
            <text:p>include{cap2}</text:p>
            <text:p>e além disso, eu uso o natbib pra gerar minhas bibliografias com o estilo plainnat. </text:p>
            <text:p>Como posso me livrar disso? É de fato um bug? Seria uma incompatibilidade com o natbib? mas é estranho pq quando eu</text:p>
            <text:p>rodo</text:p>
            <text:p>bibtex main</text:p>
            <text:p>não aparece nenhuma error ou warning msg e o main.bbl foi gerado corretamente...</text:p>
            <text:p>como posso resolver isso?? </text:p>
          </table:table-cell>
          <table:table-cell table:style-name="ce4" office:value-type="string">
            <text:p>Date: 2006-01-24 22:10</text:p>
            <text:p>Sender: Gerald Weber</text:p>
            <text:p/>
            <text:p>Com as informacões dadas não é possivel nenhum diagnóstico</text:p>
            <text:p>do problema. Como o bug foi registrado anônimamente não é</text:p>
            <text:p>possível solicitar mais informacões.</text:p>
            <text:p/>
            <text:p>Por favor entre em contato com a lista TeX-Br</text:p>
            <text:p>(http://biquinho.furg.br/tex-br/) para obter ajuda no seu</text:p>
            <text:p>problema.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[#200325] Problemas com TOC no PDF</text:p>
          </table:table-cell>
          <table:table-cell table:style-name="ce4" office:value-type="string">
            <text:p/>
            <text:p>2006-03-19 22:36</text:p>
          </table:table-cell>
          <table:table-cell table:style-name="ce4" office:value-type="string">
            <text:p/>
            <text:p>3</text:p>
          </table:table-cell>
          <table:table-cell table:style-name="ce4" office:value-type="string">
            <text:p/>
            <text:p>Closed</text:p>
          </table:table-cell>
          <table:table-cell table:style-name="ce4" office:value-type="string">
            <text:p/>
            <text:p>Nobody</text:p>
          </table:table-cell>
          <table:table-cell table:style-name="ce4" office:value-type="string">
            <text:p/>
            <text:p>Nobody (none)</text:p>
          </table:table-cell>
          <table:table-cell table:style-name="ce4" office:value-type="string">
            <text:p>e pdfscreen (semelhante ao hyperref) no seguinte modo:</text:p>
            <text:p>usepackage[print,panelright,code,paneltoc,sectionbreak]{pdfscreen}</text:p>
            <text:p/>
            <text:p>Ele causa alguns problemas:</text:p>
            <text:p><text:s/>- A numeração das páginas no sumário está correta, porém quando se clicka no item, ele move para uma página</text:p>
            <text:p>a menos (acredito que seja porque não conta a página da capa);</text:p>
            <text:p><text:s/>- No bookmark do Acrobat acontece o mesmo erro;</text:p>
            <text:p><text:s/>- No bookmark do Acrobat quando se usa chapter*{...} ele inclui como subitem do último item do chapter anterior. Nos</text:p>
            <text:p>comandos anexo e apendice não ocorre o problema, mas se é preciso escrever uma conclusão ocorre este problema.</text:p>
            <text:p/>
            <text:p>Obrigado,</text:p>
            <text:p/>
            <text:p>Juan Basso</text:p>
          </table:table-cell>
          <table:table-cell table:style-name="ce4" office:value-type="string">
            <text:p>Date: 2006-09-09 20:25</text:p>
            <text:p>Sender: Gerald Weber</text:p>
            <text:p/>
            <text:p>Agradecemos o relatório, infelizmente não nos é possível</text:p>
            <text:p>verificar a adequação do abntex para cada pacote latex. No</text:p>
            <text:p>entanto se puder fornecer dados adicionais, tais como qual versão</text:p>
            <text:p>do abntex assim como qual versão do pdfscreen, seria possível</text:p>
            <text:p>investigar no futuro.</text:p>
            <text:p/>
            <text:p>Por ora vou marcar esse bug como fechado, mas poderá ser reaberto</text:p>
            <text:p>se houver mais informações, bem como um pequeno arquivo de</text:p>
            <text:p>teste para reproduzir o erro.</text:p>
            <text:p/>
            <text:p>grato</text:p>
            <text:p/>
            <text:p>Gerald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[#200342] bibjustif não esta funcionando</text:p>
          </table:table-cell>
          <table:table-cell table:style-name="ce4" office:value-type="string">
            <text:p/>
            <text:p>2006-04-25 10:26</text:p>
          </table:table-cell>
          <table:table-cell table:style-name="ce4" office:value-type="string">
            <text:p/>
            <text:p>3</text:p>
          </table:table-cell>
          <table:table-cell table:style-name="ce4" office:value-type="string">
            <text:p/>
            <text:p>Open</text:p>
          </table:table-cell>
          <table:table-cell table:style-name="ce4" office:value-type="string">
            <text:p/>
            <text:p>Gerald Weber</text:p>
          </table:table-cell>
          <table:table-cell table:style-name="ce4" office:value-type="string">
            <text:p/>
            <text:p>Gerald Weber (gweber)</text:p>
          </table:table-cell>
          <table:table-cell table:style-name="ce2" office:value-type="string">
            <text:p>bjustif, justificação de bibliografia à direita foi inadvertidamente desativado.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string">
            <text:p>[#200435] bugs em "tabela-simbolos.sty"</text:p>
          </table:table-cell>
          <table:table-cell table:style-name="ce4" office:value-type="string">
            <text:p/>
            <text:p>2006-08-22 17:43</text:p>
          </table:table-cell>
          <table:table-cell table:style-name="ce4" office:value-type="string">
            <text:p/>
            <text:p>3</text:p>
          </table:table-cell>
          <table:table-cell table:style-name="ce4" office:value-type="string">
            <text:p/>
            <text:p>Open</text:p>
          </table:table-cell>
          <table:table-cell table:style-name="ce4" office:value-type="string">
            <text:p/>
            <text:p>Davi Kikuchi</text:p>
          </table:table-cell>
          <table:table-cell table:style-name="ce4" office:value-type="string">
            <text:p/>
            <text:p>Gerald Weber (gweber)</text:p>
          </table:table-cell>
          <table:table-cell table:style-name="ce4" office:value-type="string">
            <text:p>pacote ABNTeX 0.9, tive dois probleminhas na tabela de símbolos.</text:p>
            <text:p/>
            <text:p>O primeiro se refere na detecção automática do ambiente supertabular:</text:p>
            <text:p/>
            <text:p>AtBeginDocument{</text:p>
            <text:p>@ifpackageloaded{supertabular}{%</text:p>
            <text:p/>
            <text:p>enewcommand{Babrevtable}{egin{center}egin{supertabular}{abrevcolumns}}</text:p>
            <text:p/>
            <text:p>enewcommand{Eabrevtable}{end{supertabular}end{center}}</text:p>
            <text:p/>
            <text:p>enewcommand{Bsymboltable}{egin{center}egin{supertabular}{abrevcolumns}}</text:p>
            <text:p/>
            <text:p>enewcommand{Esymboltable}{end{supertabular}end{center}}</text:p>
            <text:p>PackageWarning{tabel-simbolos}{package supertabular detected, redefining table commands}</text:p>
            <text:p>}{</text:p>
            <text:p>elax}</text:p>
            <text:p>}</text:p>
            <text:p/>
            <text:p>ewenvironment{tabeladesimbolos}{Bsymboltable}{Esymboltable}</text:p>
            <text:p/>
            <text:p>Na quarta linha, creio que o comando correto seria symbolcolumns, e não abrevcolumns</text:p>
            <text:p/>
            <text:p/>
            <text:p>O segundo problema é mais complicado. Pelo que entendi, as listas em ordem de ocorrência são criadas a partir de</text:p>
            <text:p>um contador chamado Ocorrencia. Este contador define a ordem em que o símbolo aparece e é utilizado em um mecanismo</text:p>
            <text:p>de ordenação alfabética. O problema é que, assim, os termos de ocorrência com dois dígitos ficam bagunçados.</text:p>
            <text:p>Por exemplo, para 12 símbolos, eles teriam seu contador dado na forma:</text:p>
            <text:p>1, 2, 3, 4, 5, 6, 7, 8, 9, 10, 11, 12</text:p>
            <text:p>Ao serem ordenados, ficariam:</text:p>
            <text:p>1, 10, 11, 12, 2, 3, 4, 5, 6, 7, 8, 9</text:p>
            <text:p>porque, em ordem "alfabética", o "1" do 10 vem antes do 2.</text:p>
            <text:p>Para corrigir isso, simplesmente mudei o número inicial do contador:</text:p>
            <text:p/>
            <text:p>setcounter{Ocorrencia}{10}</text:p>
            <text:p/>
            <text:p>E não "setcounter{Ocorrencia}{0}". Mas, em uma lista de mais de 99 símbolos (improvável, mas vai saber...),</text:p>
            <text:p>o problema persistiria.</text:p>
            <text:p/>
            <text:p>Não sei se consegui me expressar bem. Qualquer dúvida, estou aí.</text:p>
            <text:p/>
            <text:p>Obrigado,</text:p>
            <text:p>Davi</text:p>
          </table:table-cell>
          <table:table-cell table:style-name="ce4" office:value-type="string">
            <text:p>Date: 2006-09-09 20:20</text:p>
            <text:p>Sender: Gerald Weber</text:p>
            <text:p/>
            <text:p>Agradeço por relatar os erros. Ambos estão corrigidos na versão</text:p>
            <text:p>1.12 de tabela-simbolos.sty e devem estar na próxima versão</text:p>
            <text:p>do abntex. No caso do contador aproveitei sua solução e inicializei</text:p>
            <text:p>em 1000, assim o documento teria de ter mais de 9000 símbolos</text:p>
            <text:p>para o erro voltar a ocorrer, algo bastante improvável.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[#200450] Erro de digitação:</text:p>
          </table:table-cell>
          <table:table-cell table:style-name="ce4" office:value-type="string">
            <text:p/>
            <text:p>2006-09-08 19:40</text:p>
          </table:table-cell>
          <table:table-cell table:style-name="ce4" office:value-type="string">
            <text:p/>
            <text:p>3</text:p>
          </table:table-cell>
          <table:table-cell table:style-name="ce4" office:value-type="string">
            <text:p/>
            <text:p>Open</text:p>
          </table:table-cell>
          <table:table-cell table:style-name="ce4" office:value-type="string">
            <text:p/>
            <text:p>Nobody</text:p>
          </table:table-cell>
          <table:table-cell table:style-name="ce4" office:value-type="string">
            <text:p/>
            <text:p>Gerald Weber (gweber)</text:p>
          </table:table-cell>
          <table:table-cell table:style-name="ce4" office:value-type="string">
            <text:p>e abnt.cls versão 0.9 deveria estar escrito: font=plain e não foat=plain. Desse modo a classe</text:p>
            <text:p>não funcionaria para a fonte Computer Modern, somente para a Times. Corrigir para:</text:p>
            <text:p/>
            <text:p>DeclareOption{font=plain} {setboolean{ABNTtimesfont}{false}}</text:p>
          </table:table-cell>
          <table:table-cell table:style-name="ce4" office:value-type="string">
            <text:p>Date: 2006-09-09 19:43</text:p>
            <text:p>Sender: Gerald Weber</text:p>
            <text:p/>
            <text:p>Corrigido na versão 1.32 do arquivo abnt.cls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[#200451] typo no processamento de opções.</text:p>
          </table:table-cell>
          <table:table-cell table:style-name="ce4" office:value-type="string">
            <text:p/>
            <text:p>2006-09-09 00:10</text:p>
          </table:table-cell>
          <table:table-cell table:style-name="ce4" office:value-type="string">
            <text:p/>
            <text:p>3</text:p>
          </table:table-cell>
          <table:table-cell table:style-name="ce4" office:value-type="string">
            <text:p/>
            <text:p>Open</text:p>
          </table:table-cell>
          <table:table-cell table:style-name="ce4" office:value-type="string">
            <text:p/>
            <text:p>Nobody</text:p>
          </table:table-cell>
          <table:table-cell table:style-name="ce4" office:value-type="string">
            <text:p/>
            <text:p>Gerald Weber (gweber)</text:p>
          </table:table-cell>
          <table:table-cell table:style-name="ce4" office:value-type="string">
            <text:p><text:s/>surte efeito pois existe um pequeno erro na declaração da opção correspondente</text:p>
            <text:p>na classe (abnt.cls):</text:p>
            <text:p/>
            <text:p>DeclareOption{fonat=plain} {setboolean{ABNTtimesfont}{false}}</text:p>
            <text:p/>
            <text:p>O patch a seguir e em anexo corrige o problema, devendo ser aplicado com "patch -p0 &lt; fonat.diff" no diretório</text:p>
            <text:p>base do abntex (ou /usr/(local)?/share):</text:p>
            <text:p/>
            <text:p>--- tex/latex/abntex/abnt.cls.orig <text:s text:c="5"/>Fri Sep <text:s/>8 23:55:05 2006</text:p>
            <text:p>+++ tex/latex/abntex/abnt.cls <text:s text:c="2"/>Fri Sep <text:s/>8 23:55:15 2006</text:p>
            <text:p>@@ -155,7 +155,7 @@</text:p>
            <text:p><text:s/>%% font option: times as default or not</text:p>
            <text:p><text:s/></text:p>
            <text:p>ewboolean{ABNTtimesfont}</text:p>
            <text:p><text:s/>DeclareOption{font=times} <text:s text:c="2"/>{setboolean{ABNTtimesfont}{true}}</text:p>
            <text:p>-DeclareOption{fonat=plain} {setboolean{ABNTtimesfont}{false}}</text:p>
            <text:p>+DeclareOption{font=plain} {setboolean{ABNTtimesfont}{false}}</text:p>
            <text:p><text:s/>%</text:p>
            <text:p><text:s/>DeclareOption{times} <text:s text:c="2"/>{ExecuteOptions{font=times}}</text:p>
            <text:p><text:s/>DeclareOption{notimes} {ExecuteOptions{font=plain}}</text:p>
            <text:p/>
            <text:p>Com ele consigo especificar que *não* quero a fonte times como padrão, do contrário a fonte times é sempre selecionada,</text:p>
            <text:p>mesmo com documentclass[notimes]{abnt}.</text:p>
          </table:table-cell>
          <table:table-cell table:style-name="ce4" office:value-type="string">
            <text:p>Date: 2006-09-09 19:42</text:p>
            <text:p>Sender: Gerald Weber</text:p>
            <text:p/>
            <text:p>Corrigido na versão 1.32 do arquivo abnt.cls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[#200454] make install copia os diretórios CVS recursivamente</text:p>
          </table:table-cell>
          <table:table-cell table:style-name="ce4" office:value-type="string">
            <text:p/>
            <text:p>2006-09-12 21:02</text:p>
          </table:table-cell>
          <table:table-cell table:style-name="ce4" office:value-type="string">
            <text:p/>
            <text:p>3</text:p>
          </table:table-cell>
          <table:table-cell table:style-name="ce4" office:value-type="string">
            <text:p/>
            <text:p>Closed</text:p>
          </table:table-cell>
          <table:table-cell table:style-name="ce4" office:value-type="string">
            <text:p/>
            <text:p>Nobody</text:p>
          </table:table-cell>
          <table:table-cell table:style-name="ce4" office:value-type="string">
            <text:p/>
            <text:p>Gerald Weber (gweber)</text:p>
          </table:table-cell>
          <table:table-cell table:style-name="ce4" office:value-type="string">
            <text:p>versão cvs do abntex no linux, durante um make install, os diretórios CVS são copiados recursivamente</text:p>
            <text:p>para /usr/share/texmf, /usr/local/bin, /usr/share/doc/abntex e seus níveis inferiores na hierarquia da árvore</text:p>
            <text:p>de diretórios. Este patch parece resolver o problema (através de uma hack vagabunda com o tar). O DESTDIR adicionado</text:p>
            <text:p>pelo patch nos diretórios destino serve para a instalação do abntex em diretórios específicos (eu estava usando</text:p>
            <text:p>pra "debianizar" o abntex-cvs no meu home) e pode ser útil para futuros testes/empacotamentos.</text:p>
            <text:p/>
            <text:p>Hasta</text:p>
          </table:table-cell>
          <table:table-cell table:style-name="ce4" office:value-type="string">
            <text:p>Date: 2006-09-13 08:11</text:p>
            <text:p>Sender: Gerald Weber</text:p>
            <text:p/>
            <text:p>Agradeço o relato, mas a instalação via cvs &amp;make não</text:p>
            <text:p>é destinada ao usuário final. Os pacotes gerados no abntex</text:p>
            <text:p>já removem os arquivos CVS.</text:p>
            <text:p/>
            <text:p>Em todo caso fica registrada a sugestão. 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[#200455] opção abnt-year-extra-label=yes não gera letras adicionais na lista de referências</text:p>
          </table:table-cell>
          <table:table-cell table:style-name="ce4" office:value-type="string">
            <text:p/>
            <text:p>2006-09-13 08:13</text:p>
          </table:table-cell>
          <table:table-cell table:style-name="ce4" office:value-type="string">
            <text:p/>
            <text:p>3</text:p>
          </table:table-cell>
          <table:table-cell table:style-name="ce4" office:value-type="string">
            <text:p/>
            <text:p>Open</text:p>
          </table:table-cell>
          <table:table-cell table:style-name="ce4" office:value-type="string">
            <text:p/>
            <text:p>Gerald Weber</text:p>
          </table:table-cell>
          <table:table-cell table:style-name="ce4" office:value-type="string">
            <text:p/>
            <text:p>Gerald Weber (gweber)</text:p>
          </table:table-cell>
          <table:table-cell table:style-name="ce4" office:value-type="string">
            <text:p>ção abnt-year-extra-label=yes não gera as letras adicionais "a", "b" etc</text:p>
            <text:p>para referências múltiplas tipo autor-data.</text:p>
            <text:p/>
            <text:p><text:s/></text:p>
          </table:table-cell>
          <table:table-cell table:style-name="ce4" office:value-type="string">
            <text:p>Date: 2006-09-13 08:33</text:p>
            <text:p>Sender: Gerald Weber</text:p>
            <text:p/>
            <text:p>Bug corrigido na versão 1.53 do abnt-alf.bst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[#200466] Problemas com unicode em arquivos .bst</text:p>
          </table:table-cell>
          <table:table-cell table:style-name="ce4" office:value-type="string">
            <text:p/>
            <text:p>2006-09-20 19:58</text:p>
          </table:table-cell>
          <table:table-cell table:style-name="ce4" office:value-type="string">
            <text:p/>
            <text:p>3</text:p>
          </table:table-cell>
          <table:table-cell table:style-name="ce4" office:value-type="string">
            <text:p/>
            <text:p>Open</text:p>
          </table:table-cell>
          <table:table-cell table:style-name="ce4" office:value-type="string">
            <text:p/>
            <text:p>Renato Machnievscz</text:p>
          </table:table-cell>
          <table:table-cell table:style-name="ce4" office:value-type="string">
            <text:p/>
            <text:p>Nobody (none)</text:p>
          </table:table-cell>
          <table:table-cell table:style-name="ce4" office:value-type="string">
            <text:p>bst e abnt-num.bst apresentam, na linha 325, uma string acentuada, a qual retorna erro quando compilando</text:p>
            <text:p>o bibtex com uma referência do tipo dissertação.</text:p>
            <text:p>Sugestão: alterar a mesma linha no dois arquivos.</text:p>
            <text:p>Atual:</text:p>
            <text:p>FUNCTION {bbl.mthesis} { "Dissertação" }</text:p>
            <text:p/>
            <text:p>Como deve ser:</text:p>
            <text:p>FUNCTION {bbl.mthesis} { "Dissertac{c}~ao" }</text:p>
            <text:p/>
            <text:p>Esta dúvida surgiu na lista e resolvi abrir o ticket, pois estava fazando na mão, depois que passei a usar Linux.</text:p>
            <text:p/>
            <text:p>Renato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string">
            <text:p>[#200507] Abntex conflita com pacote float</text:p>
          </table:table-cell>
          <table:table-cell table:style-name="ce4" office:value-type="string">
            <text:p/>
            <text:p>2006-10-02 17:41</text:p>
          </table:table-cell>
          <table:table-cell table:style-name="ce4" office:value-type="string">
            <text:p/>
            <text:p>5</text:p>
          </table:table-cell>
          <table:table-cell table:style-name="ce4" office:value-type="string">
            <text:p/>
            <text:p>Open</text:p>
          </table:table-cell>
          <table:table-cell table:style-name="ce4" office:value-type="string">
            <text:p/>
            <text:p>Nobody</text:p>
          </table:table-cell>
          <table:table-cell table:style-name="ce4" office:value-type="string">
            <text:p/>
            <text:p>Nobody (none)</text:p>
          </table:table-cell>
          <table:table-cell table:style-name="ce4" office:value-type="string">
            <text:p>trás, quando estava preparando um trabalho, eu me declarei com o seguinte erro, reportado ao bug tracking</text:p>
            <text:p>system do Debian:</text:p>
            <text:p/>
            <text:p>http://bugs.debian.org/340383</text:p>
            <text:p/>
            <text:p>O que ocorre é que o abntex de certo modo conflita com o pacote float:</text:p>
            <text:p/>
            <text:p>(...)</text:p>
            <text:p>! TeX capacity exceeded, sorry [input stack size=1500].</text:p>
            <text:p>unrestored@protected@xdef -&gt;let protect </text:p>
            <text:p><text:s text:c="43"/>@unexpandable@protect xdef </text:p>
            <text:p>l.17 listof{code}{List of Codes}</text:p>
            <text:p><text:s text:c="33"/></text:p>
            <text:p>! <text:s/>==&gt; Fatal error occurred, the output PDF file is not finished!</text:p>
            <text:p>Transcript written on teste.log.</text:p>
            <text:p/>
            <text:p>Em anexo segue um pequeno .tex para teste e também o arquivo de log, com as saídas obtidas ao tentar compilar o tex.</text:p>
            <text:p/>
            <text:p>Grato pela atenção,</text:p>
            <text:p>Nelson A. de Oliveira -- naoliv &lt;at&gt; gmail.com</text:p>
          </table:table-cell>
          <table:table-cell table:style-name="ce4" office:value-type="string">
            <text:p>Date: 2006-12-26 21:00</text:p>
            <text:p>Sender: Otavio Real Salvador</text:p>
            <text:p/>
            <text:p>Verifiquei esse bug e o mesmo ainda existe na versao 0.9 beta2.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[#204360] sobrenome composto não reconhecido</text:p>
          </table:table-cell>
          <table:table-cell table:style-name="ce4" office:value-type="string">
            <text:p/>
            <text:p>2008-04-19 09:47</text:p>
          </table:table-cell>
          <table:table-cell table:style-name="ce4" office:value-type="string">
            <text:p/>
            <text:p>3</text:p>
          </table:table-cell>
          <table:table-cell table:style-name="ce4" office:value-type="string">
            <text:p/>
            <text:p>Open</text:p>
          </table:table-cell>
          <table:table-cell table:style-name="ce4" office:value-type="string">
            <text:p/>
            <text:p>Jakson Aquino</text:p>
          </table:table-cell>
          <table:table-cell table:style-name="ce4" office:value-type="string">
            <text:p/>
            <text:p>Nobody (none)</text:p>
          </table:table-cell>
          <table:table-cell table:style-name="ce4" office:value-type="string">
            <text:p>a tese de doutorado [1], o que praticamente eliminou qualquer necessidade preocupação com as</text:p>
            <text:p>normas da ABNT. Entretanto, tive que editar manualmente o arquivo .bbl para alterar os dados de dois autores: "de</text:p>
            <text:p>Waal" e "de Heinzelin". Usando o abnTeX, não consegui evitar que eles aparecessem como "Waal"</text:p>
            <text:p>e "Heinzelin". Para automatizar a correção, escrevi o seguinte script:</text:p>
            <text:p/>
            <text:p>mv tese.bbl tmp.bbl</text:p>
            <text:p/>
            <text:p>sed -e ''s/bibitem[Heinzelin et al/bibitem[de Heinzelin et al/</text:p>
            <text:p>s/HEINZELIN et al/de HEINZELIN et al/</text:p>
            <text:p>s/HEINZELIN, Jean de et al/de HEINZELIN, Jean et al/</text:p>
            <text:p>s/abntrefinfo{Heinzelin et al/abntrefinfo{de Heinzelin et al/</text:p>
            <text:p>s/bibitem[Waal/bibitem[de Waal/</text:p>
            <text:p>s/abntrefinfo{Waal/abntrefinfo{de Waal/</text:p>
            <text:p>s/WAAL, Frans B.~M. de/de WAAL, Frans B.~M/</text:p>
            <text:p>s/WAAL, Frans B.~M de/de WAAL, Frans B.~M/</text:p>
            <text:p>s/{WAAL}/{de WAAL}/</text:p>
            <text:p>s/Brosnan e Waal/Brosnan e de Waal/</text:p>
            <text:p>s/BROSNAN; WAAL/BROSNAN; de WAAL/</text:p>
            <text:p>s/ et al./ \emph{et al.}/g'' tmp.bbl &gt; tese.bbl</text:p>
            <text:p/>
            <text:p>rm tmp.bbl</text:p>
            <text:p/>
            <text:p>Observação: Não sei se está de acordo com as normas da ABNT, mas prefiri "et al." em itálico por ser</text:p>
            <text:p>uma expressão latina.</text:p>
            <text:p/>
            <text:p>Obrigado!</text:p>
            <text:p/>
            <text:p>[1] http://jalvesaq.googlepages.com/tese.html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string">
            <text:p>[#205289] Erro na programação de tabela-simbolos.sty</text:p>
          </table:table-cell>
          <table:table-cell table:style-name="ce4" office:value-type="string">
            <text:p/>
            <text:p>2010-08-26 12:41</text:p>
          </table:table-cell>
          <table:table-cell table:style-name="ce4" office:value-type="string">
            <text:p/>
            <text:p>3</text:p>
          </table:table-cell>
          <table:table-cell table:style-name="ce4" office:value-type="string">
            <text:p/>
            <text:p>Open</text:p>
          </table:table-cell>
          <table:table-cell table:style-name="ce4" office:value-type="string">
            <text:p/>
            <text:p>Nobody</text:p>
          </table:table-cell>
          <table:table-cell table:style-name="ce4" office:value-type="string">
            <text:p/>
            <text:p>Nobody (none)</text:p>
          </table:table-cell>
          <table:table-cell table:style-name="ce4" office:value-type="string">
            <text:p>erro de programação em tabela-simbolos.sty para símbolos gregos minúsculos com formatação</text:p>
            <text:p>especial (especificamente eu estava tentando colocar na lista de símbolos um símbolo grego minúsculo em negrito).</text:p>
            <text:p>Através do log de erro fui capaz de encontrar o trecho de código em falha,e ao comparar com as outras opções de</text:p>
            <text:p>símbolos foi simples perceber que uma letra a mais adicionada na definição do comando era a falha.</text:p>
            <text:p>Até que uma nova atualização do abntex cuide deste problema, segue a alteração necessária no tabela-simbolos.sty:</text:p>
            <text:p/>
            <text:p>Encontre a linha:</text:p>
            <text:p/>
            <text:p/>
            <text:p>ewcommand{simbologrego}[3][0]{%</text:p>
            <text:p>ifthenelse{equal{#1}{0}}{gsimpsymbol{#2}{#3}}{</text:p>
            <text:p>gcompsymbol{#1}{#2}{#3}}}</text:p>
            <text:p/>
            <text:p/>
            <text:p>Mude-a para:</text:p>
            <text:p/>
            <text:p/>
            <text:p>ewcommand{simbologrego}[3][0]{%</text:p>
            <text:p>ifthenelse{equal{#1}{0}}{gsimpsymbol{#2}{#3}}{gcompsymbol{#1}{#2}{#3}}}</text:p>
            <text:p/>
            <text:p>Como podem observar, a definição de gcompsymbol{}{}{} estava erroneamente sendo chamada de rgcompsymbol{}{}{}. Foi</text:p>
            <text:p>só retirar o r e tudo funciona agora.</text:p>
            <text:p/>
            <text:p>Versão ABNTeX 0.9 Beta2</text:p>
            <text:p/>
            <text:p>Osmar Tormena Junior</text:p>
          </table:table-cell>
          <table:table-cell table:style-name="ce2"/>
          <table:table-cell table:number-columns-repeated="1016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tracker.$A$1" table:cell-range-address="$tracker.$A$1:.$H$50"/>
        </table:named-expressions>
      </table:table>
      <table:table table:name="tasks" table:style-name="ta2">
        <table:table-column table:style-name="co10" table:default-cell-style-name="ce7"/>
        <table:table-column table:style-name="co11" table:default-cell-style-name="ce7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7"/>
        <table:table-column table:style-name="co18" table:default-cell-style-name="ce39"/>
        <table:table-column table:style-name="co19" table:default-cell-style-name="ce17"/>
        <table:table-column table:style-name="co20" table:default-cell-style-name="ce17"/>
        <table:table-column table:style-name="co14" table:default-cell-style-name="ce7"/>
        <table:table-column table:style-name="co21" table:default-cell-style-name="ce7"/>
        <table:table-column table:style-name="co22" table:number-columns-repeated="244" table:default-cell-style-name="ce7"/>
        <table:table-column table:style-name="co22" table:number-columns-repeated="767" table:default-cell-style-name="Default"/>
        <table:table-row table:style-name="ro3">
          <table:table-cell table:style-name="ce5" office:value-type="string">
            <text:p>Type</text:p>
          </table:table-cell>
          <table:table-cell table:style-name="ce5" office:value-type="string">
            <text:p>Type description</text:p>
          </table:table-cell>
          <table:table-cell table:style-name="ce10" office:value-type="string">
            <text:p>Task Id</text:p>
          </table:table-cell>
          <table:table-cell table:style-name="ce10" office:value-type="string">
            <text:p>Task Summary</text:p>
          </table:table-cell>
          <table:table-cell table:style-name="ce10" office:value-type="string">
            <text:p>Start Date</text:p>
          </table:table-cell>
          <table:table-cell table:style-name="ce10" office:value-type="string">
            <text:p>End Date</text:p>
          </table:table-cell>
          <table:table-cell table:style-name="ce10" office:value-type="string">
            <text:p>Percent Complete</text:p>
          </table:table-cell>
          <table:table-cell table:style-name="ce33" office:value-type="string">
            <text:p>Submitted By</text:p>
          </table:table-cell>
          <table:table-cell table:style-name="ce37" office:value-type="string">
            <text:p>Original Comment</text:p>
          </table:table-cell>
          <table:table-cell table:style-name="ce33" office:value-type="string">
            <text:p>Status</text:p>
          </table:table-cell>
          <table:table-cell table:style-name="ce33" office:value-type="string">
            <text:p>Followups Comment</text:p>
          </table:table-cell>
          <table:table-cell table:style-name="ce5" office:value-type="string">
            <text:p>Followups Date</text:p>
          </table:table-cell>
          <table:table-cell table:style-name="ce5" office:value-type="string">
            <text:p>Followups By</text:p>
          </table:table-cell>
          <table:table-cell table:style-name="ce5" table:number-columns-repeated="1011"/>
        </table:table-row>
        <table:table-row table:style-name="ro4">
          <table:table-cell table:style-name="ce6" office:value-type="string">
            <text:p>Classe</text:p>
          </table:table-cell>
          <table:table-cell table:style-name="ce6" office:value-type="string">
            <text:p>Classes e estilos do abntex</text:p>
          </table:table-cell>
          <table:table-cell table:style-name="ce11" office:value-type="float" office:value="753">
            <text:p>753</text:p>
          </table:table-cell>
          <table:table-cell table:style-name="ce16" office:value-type="string">
            <text:p>Implementar os capitulos e secoes sem titulos.</text:p>
          </table:table-cell>
          <table:table-cell table:style-name="ce19" office:value-type="date" office:date-value="2002-02-26">
            <text:p>26/2/2002 00:00</text:p>
          </table:table-cell>
          <table:table-cell table:style-name="ce16" office:value-type="string">
            <text:p>* 2003-12-26 00:00</text:p>
          </table:table-cell>
          <table:table-cell table:style-name="ce28" office:value-type="percentage" office:value="0">
            <text:p>0%</text:p>
          </table:table-cell>
          <table:table-cell table:style-name="ce34" office:value-type="string">
            <text:p>Miguel Frasson (mvsfrasson)</text:p>
          </table:table-cell>
          <table:table-cell table:style-name="ce38" office:value-type="string">
            <text:p>A norma determina uma formatacao especial para capitulos e secoes sem titulos. Leia a secao "secoes" no resumo da norma, na documentacao da classe, secao B.3. Para isso, ou alteramos o \@chapter ou \@makechapterhead. Acho mais prudente a primeira opcao, criando outro comando que imprima so o numero e coma o paragrafo, *mesmo que o usuario nao queira*. Para o \chapter*{}, vamos imprimir um comando, que sera *** ou outra coisa por default. Nao sei como fica o sumario nesse caso.</text:p>
          </table:table-cell>
          <table:table-cell table:style-name="ce42" office:value-type="string">
            <text:p>Aberto</text:p>
          </table:table-cell>
          <table:table-cell table:style-name="ce42"/>
          <table:table-cell table:style-name="ce6" table:number-columns-repeated="1013"/>
        </table:table-row>
        <table:table-row table:style-name="ro5">
          <table:table-cell table:style-name="ce6" office:value-type="string">
            <text:p>Classe</text:p>
          </table:table-cell>
          <table:table-cell table:style-name="ce6" office:value-type="string">
            <text:p>Classes e estilos do abntex</text:p>
          </table:table-cell>
          <table:table-cell table:style-name="ce11" office:value-type="float" office:value="754">
            <text:p>754</text:p>
          </table:table-cell>
          <table:table-cell office:value-type="string">
            <text:p>Folha de aprovacao</text:p>
          </table:table-cell>
          <table:table-cell table:style-name="ce20" office:value-type="date" office:date-value="2002-02-26T20:00:00">
            <text:p>26/2/2002 20:00</text:p>
          </table:table-cell>
          <table:table-cell table:style-name="ce24" office:value-type="date" office:date-value="2002-04-26T20:00:00">
            <text:p>26/04/02 20:00</text:p>
          </table:table-cell>
          <table:table-cell table:style-name="ce28" office:value-type="percentage" office:value="1">
            <text:p>100%</text:p>
          </table:table-cell>
          <table:table-cell table:style-name="ce34" office:value-type="string">
            <text:p>Miguel Frasson (mvsfrasson)</text:p>
          </table:table-cell>
          <table:table-cell office:value-type="string">
            <text:p>Pessoal, precisamos fazer a folha de aprovacao. Nao sei como formata-la. No resumo da norma, no manual da classe, esta descrito o que ela tem que conter. Alguem se habilita?</text:p>
          </table:table-cell>
          <table:table-cell office:value-type="string">
            <text:p>Fechado</text:p>
          </table:table-cell>
          <table:table-cell office:value-type="string">
            <text:p>Tenho a que apresentei em minha dissertação. Submetê-la-ei. A partir dela pode-se chegar a um formato mais consensual. Como inserir ela classe?</text:p>
          </table:table-cell>
          <table:table-cell table:style-name="ce45" office:value-type="date" office:date-value="2002-03-16T01:37:00">
            <text:p>16/3/2002 01:37</text:p>
          </table:table-cell>
          <table:table-cell table:style-name="ce36" office:value-type="string">
            <text:p>brunoparente</text:p>
          </table:table-cell>
          <table:table-cell table:number-columns-repeated="1011"/>
        </table:table-row>
        <table:table-row table:style-name="ro6">
          <table:table-cell table:style-name="ce6" office:value-type="string">
            <text:p>Classe</text:p>
          </table:table-cell>
          <table:table-cell table:style-name="ce6" office:value-type="string">
            <text:p>Classes e estilos do abntex</text:p>
          </table:table-cell>
          <table:table-cell table:style-name="ce11" office:value-type="float" office:value="755">
            <text:p>755</text:p>
          </table:table-cell>
          <table:table-cell office:value-type="string">
            <text:p>Ficha catalografica.</text:p>
          </table:table-cell>
          <table:table-cell table:style-name="ce20" office:value-type="date" office:date-value="2002-02-25T20:00:00">
            <text:p>25/2/2002 20:00</text:p>
          </table:table-cell>
          <table:table-cell table:style-name="ce24" office:value-type="date" office:date-value="2002-04-25T20:00:00">
            <text:p>25/04/02 20:00</text:p>
          </table:table-cell>
          <table:table-cell table:style-name="ce28" office:value-type="percentage" office:value="0">
            <text:p>0%</text:p>
          </table:table-cell>
          <table:table-cell table:style-name="ce34" office:value-type="string">
            <text:p>Miguel Frasson (mvsfrasson)</text:p>
          </table:table-cell>
          <table:table-cell table:style-name="ce40" office:value-type="string">
            <text:p>Alguem sabe do que consiste a ficha catalografica? Pois bem. Acho boa ideia colocarmos isso na documentacao, pelo menos. Daqui da Holanda fica dificil. Entao, alguem que se interessar, escreva!!!</text:p>
          </table:table-cell>
          <table:table-cell office:value-type="string">
            <text:p>Fechado</text:p>
          </table:table-cell>
          <table:table-cell table:style-name="ce34" office:value-type="string">
            <text:p>Hoje à tarde (27/fev) eu estarei indo à biblioteca verificar o padrão CCAA2/AACR2. Assim que tiver informações entrarei em contato.</text:p>
          </table:table-cell>
          <table:table-cell table:style-name="ce45" office:value-type="date" office:date-value="2002-02-27T12:53:00">
            <text:p>27/2/2002 12:53</text:p>
          </table:table-cell>
          <table:table-cell table:style-name="ce36" office:value-type="string">
            <text:p>devegili</text:p>
          </table:table-cell>
          <table:table-cell table:number-columns-repeated="1011"/>
        </table:table-row>
        <table:table-row table:style-name="ro5">
          <table:table-cell table:style-name="ce6" office:value-type="string">
            <text:p>Classe</text:p>
          </table:table-cell>
          <table:table-cell table:style-name="ce6" office:value-type="string">
            <text:p>Classes e estilos do abntex</text:p>
          </table:table-cell>
          <table:table-cell table:style-name="ce11" office:value-type="float" office:value="797">
            <text:p>797</text:p>
          </table:table-cell>
          <table:table-cell office:value-type="string">
            <text:p>numero de paginas no sumario</text:p>
          </table:table-cell>
          <table:table-cell table:style-name="ce20" office:value-type="date" office:date-value="2002-06-15">
            <text:p>15/6/2002 00:00</text:p>
          </table:table-cell>
          <table:table-cell office:value-type="string">
            <text:p>* 2003-12-15 00:00</text:p>
          </table:table-cell>
          <table:table-cell table:style-name="ce28" office:value-type="percentage" office:value="0.5">
            <text:p>50%</text:p>
          </table:table-cell>
          <table:table-cell table:style-name="ce34" office:value-type="string">
            <text:p>Miguel Frasson (mvsfrasson)</text:p>
          </table:table-cell>
          <table:table-cell table:style-name="ce40" office:value-type="string">
            <text:p>De acordo com a norma, as paginas no sumario devem aparecer "P. 27" e nao "27". Adicionar tambem suporte para paginas extremas "p. 27--35"</text:p>
          </table:table-cell>
          <table:table-cell office:value-type="string">
            <text:p>Aberto</text:p>
          </table:table-cell>
          <table:table-cell office:value-type="string">
            <text:p>A parte p. 27 ja foi implementada.</text:p>
          </table:table-cell>
          <table:table-cell table:style-name="ce23" office:value-type="date" office:date-value="2003-06-27T13:07:00">
            <text:p>27/6/2003 13:07</text:p>
          </table:table-cell>
          <table:table-cell office:value-type="string">
            <text:p>mvsfrasson</text:p>
          </table:table-cell>
          <table:table-cell table:number-columns-repeated="1011"/>
        </table:table-row>
        <table:table-row table:style-name="ro7">
          <table:table-cell table:style-name="ce6" office:value-type="string">
            <text:p>Classe</text:p>
          </table:table-cell>
          <table:table-cell table:style-name="ce6" office:value-type="string">
            <text:p>Classes e estilos do abntex</text:p>
          </table:table-cell>
          <table:table-cell table:style-name="ce11" office:value-type="float" office:value="935">
            <text:p>935</text:p>
          </table:table-cell>
          <table:table-cell office:value-type="string">
            <text:p>Implementação da NBR10522/1988</text:p>
          </table:table-cell>
          <table:table-cell table:style-name="ce20" office:value-type="date" office:date-value="2003-06-27">
            <text:p>27/6/2003 00:00</text:p>
          </table:table-cell>
          <table:table-cell office:value-type="string">
            <text:p>* 2003-12-27 00:00</text:p>
          </table:table-cell>
          <table:table-cell table:style-name="ce28" office:value-type="percentage" office:value="0.05">
            <text:p>5%</text:p>
          </table:table-cell>
          <table:table-cell table:style-name="ce34" office:value-type="string">
            <text:p>Gerald Weber (gweber)</text:p>
          </table:table-cell>
          <table:table-cell table:style-name="ce40" office:value-type="string">
            <text:p>Implementação de comandos que automatizam as abreviações segundo a NBR10522. Até agora foram criados 3 arquivos: abntex-abrev.sty que tem os comandos básicos. abntex-abrev-pt_BR.def que tem as definições portugês/inglês. nbr10522-1988.def que tem a lista de abreviações.</text:p>
          </table:table-cell>
          <table:table-cell office:value-type="string">
            <text:p>Aberto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Classe</text:p>
          </table:table-cell>
          <table:table-cell table:style-name="ce6" office:value-type="string">
            <text:p>Classes e estilos do abntex</text:p>
          </table:table-cell>
          <table:table-cell table:style-name="ce11" office:value-type="float" office:value="936">
            <text:p>936</text:p>
          </table:table-cell>
          <table:table-cell office:value-type="string">
            <text:p>Digitar a lista de NBR10522/1988</text:p>
          </table:table-cell>
          <table:table-cell table:style-name="ce20" office:value-type="date" office:date-value="2003-06-27">
            <text:p>27/6/2003 00:00</text:p>
          </table:table-cell>
          <table:table-cell office:value-type="string">
            <text:p>* 2003-12-27 00:00</text:p>
          </table:table-cell>
          <table:table-cell table:style-name="ce28" office:value-type="percentage" office:value="0.05">
            <text:p>5%</text:p>
          </table:table-cell>
          <table:table-cell table:style-name="ce34" office:value-type="string">
            <text:p>Gerald Weber (gweber)</text:p>
          </table:table-cell>
          <table:table-cell office:value-type="string">
            <text:p>Digitar 8 páginas de listas de abreviações no arquivo nbr10522-1988.def</text:p>
          </table:table-cell>
          <table:table-cell office:value-type="string">
            <text:p>Aberto</text:p>
          </table:table-cell>
          <table:table-cell table:number-columns-repeated="1014"/>
        </table:table-row>
        <table:table-row table:style-name="ro5">
          <table:table-cell table:style-name="ce6" office:value-type="string">
            <text:p>Classe</text:p>
          </table:table-cell>
          <table:table-cell table:style-name="ce6" office:value-type="string">
            <text:p>Classes e estilos do abntex</text:p>
          </table:table-cell>
          <table:table-cell table:style-name="ce11" office:value-type="float" office:value="937">
            <text:p>937</text:p>
          </table:table-cell>
          <table:table-cell office:value-type="string">
            <text:p>Digitar tradução de NBR10522/1988</text:p>
          </table:table-cell>
          <table:table-cell table:style-name="ce20" office:value-type="date" office:date-value="2003-06-27">
            <text:p>27/6/2003 00:00</text:p>
          </table:table-cell>
          <table:table-cell office:value-type="string">
            <text:p>* 2003-12-27 00:00</text:p>
          </table:table-cell>
          <table:table-cell table:style-name="ce28" office:value-type="percentage" office:value="0.05">
            <text:p>5%</text:p>
          </table:table-cell>
          <table:table-cell table:style-name="ce34" office:value-type="string">
            <text:p>Gerald Weber (gweber)</text:p>
          </table:table-cell>
          <table:table-cell office:value-type="string">
            <text:p>Digitar 8 páginas de termos de tradução inglês-português do arquivo abntex-abrev-pt_BR.def</text:p>
          </table:table-cell>
          <table:table-cell office:value-type="string">
            <text:p>Aberto</text:p>
          </table:table-cell>
          <table:table-cell table:number-columns-repeated="1014"/>
        </table:table-row>
        <table:table-row table:style-name="ro5">
          <table:table-cell table:style-name="ce6" office:value-type="string">
            <text:p>Classe</text:p>
          </table:table-cell>
          <table:table-cell table:style-name="ce6" office:value-type="string">
            <text:p>Classes e estilos do abntex</text:p>
          </table:table-cell>
          <table:table-cell table:style-name="ce11" office:value-type="float" office:value="938">
            <text:p>938</text:p>
          </table:table-cell>
          <table:table-cell office:value-type="string">
            <text:p>Adicionar particularidades da UFPR</text:p>
          </table:table-cell>
          <table:table-cell table:style-name="ce20" office:value-type="date" office:date-value="2003-06-27">
            <text:p>27/6/2003 00:00</text:p>
          </table:table-cell>
          <table:table-cell office:value-type="string">
            <text:p>* 2003-12-27 00:00</text:p>
          </table:table-cell>
          <table:table-cell table:style-name="ce28" office:value-type="percentage" office:value="0">
            <text:p>0%</text:p>
          </table:table-cell>
          <table:table-cell table:style-name="ce34" office:value-type="string">
            <text:p>Gerald Weber (gweber)</text:p>
          </table:table-cell>
          <table:table-cell office:value-type="string">
            <text:p>A UFPR tem um conjunto próprio de estilos. É necessário conciliar o estilo existente com a classe abnt.cls.</text:p>
          </table:table-cell>
          <table:table-cell office:value-type="string">
            <text:p>Aberto</text:p>
          </table:table-cell>
          <table:table-cell table:number-columns-repeated="1014"/>
        </table:table-row>
        <table:table-row table:style-name="ro3">
          <table:table-cell office:value-type="string">
            <text:p>bibitex</text:p>
          </table:table-cell>
          <table:table-cell office:value-type="string">
            <text:p>Estilos bibtex</text:p>
          </table:table-cell>
          <table:table-cell table:style-name="ce12" office:value-type="float" office:value="756">
            <text:p>756</text:p>
          </table:table-cell>
          <table:table-cell table:style-name="ce17" office:value-type="string">
            <text:p>adequação à 10520</text:p>
          </table:table-cell>
          <table:table-cell table:style-name="ce21" office:value-type="date" office:date-value="2001-11-01">
            <text:p>1/11/2001 00:00</text:p>
          </table:table-cell>
          <table:table-cell table:style-name="ce25" office:value-type="date" office:date-value="2002-06-30">
            <text:p>30/06/02 00:00</text:p>
          </table:table-cell>
          <table:table-cell table:style-name="ce29" office:value-type="percentage" office:value="1">
            <text:p>100%</text:p>
          </table:table-cell>
          <table:table-cell table:style-name="ce34" office:value-type="string">
            <text:p>Gerald Weber (gweber)</text:p>
          </table:table-cell>
          <table:table-cell table:style-name="ce17" office:value-type="string">
            <text:p>Adequação dos estilos abnt-num.sty e abnt-alf.sty à "norma" 10520/2001.</text:p>
          </table:table-cell>
          <table:table-cell office:value-type="string">
            <text:p>Fechado</text:p>
          </table:table-cell>
          <table:table-cell/>
          <table:table-cell table:style-name="ce17" table:number-columns-repeated="2"/>
          <table:table-cell table:number-columns-repeated="1011"/>
        </table:table-row>
        <table:table-row table:style-name="ro3">
          <table:table-cell office:value-type="string">
            <text:p>bibitex</text:p>
          </table:table-cell>
          <table:table-cell office:value-type="string">
            <text:p>Estilos bibtex</text:p>
          </table:table-cell>
          <table:table-cell table:style-name="ce12" office:value-type="float" office:value="931">
            <text:p>931</text:p>
          </table:table-cell>
          <table:table-cell table:style-name="ce17" office:value-type="string">
            <text:p>adequação a 6023:2002 e 10520:2002</text:p>
          </table:table-cell>
          <table:table-cell table:style-name="ce21" office:value-type="date" office:date-value="2003-06-25">
            <text:p>25/6/2003 00:00</text:p>
          </table:table-cell>
          <table:table-cell table:style-name="ce17" office:value-type="string">
            <text:p>* 2003-10-25 00:00</text:p>
          </table:table-cell>
          <table:table-cell table:style-name="ce29" office:value-type="percentage" office:value="0.5">
            <text:p>50%</text:p>
          </table:table-cell>
          <table:table-cell table:style-name="ce34" office:value-type="string">
            <text:p>Gerald Weber (gweber)</text:p>
          </table:table-cell>
          <table:table-cell table:style-name="ce17" office:value-type="string">
            <text:p>Adaptação às novas normas 6023 e 10520 que saíram em 2002.</text:p>
          </table:table-cell>
          <table:table-cell office:value-type="string">
            <text:p>Aberto</text:p>
          </table:table-cell>
          <table:table-cell office:value-type="string">
            <text:p>A norma 10520-2002 foi implementada em abntcite.sty introduzindo os arquivos nbr10520-2001.def e nbr10520-2002.def.</text:p>
          </table:table-cell>
          <table:table-cell table:style-name="ce21" office:value-type="date" office:date-value="2003-09-16T09:12:00">
            <text:p>16/9/2003 09:12</text:p>
          </table:table-cell>
          <table:table-cell table:style-name="ce17" office:value-type="string">
            <text:p>gweber</text:p>
          </table:table-cell>
          <table:table-cell table:number-columns-repeated="1011"/>
        </table:table-row>
        <table:table-row table:style-name="ro3">
          <table:table-cell office:value-type="string">
            <text:p>bibitex</text:p>
          </table:table-cell>
          <table:table-cell office:value-type="string">
            <text:p>Estilos bibtex</text:p>
          </table:table-cell>
          <table:table-cell table:style-name="ce12" office:value-type="float" office:value="932">
            <text:p>932</text:p>
          </table:table-cell>
          <table:table-cell table:style-name="ce17" office:value-type="string">
            <text:p>Implementação da ISO690 e ISO690-2</text:p>
          </table:table-cell>
          <table:table-cell table:style-name="ce21" office:value-type="date" office:date-value="2003-06-25">
            <text:p>25/6/2003 00:00</text:p>
          </table:table-cell>
          <table:table-cell table:style-name="ce17" office:value-type="string">
            <text:p>* 2004-06-25 00:00</text:p>
          </table:table-cell>
          <table:table-cell table:style-name="ce29" office:value-type="percentage" office:value="0.05">
            <text:p>5%</text:p>
          </table:table-cell>
          <table:table-cell table:style-name="ce34" office:value-type="string">
            <text:p>Gerald Weber (gweber)</text:p>
          </table:table-cell>
          <table:table-cell table:style-name="ce17" office:value-type="string">
            <text:p>Adaptar os estilos bibliográficos às normas ISO690 e ISO690-2</text:p>
          </table:table-cell>
          <table:table-cell office:value-type="string">
            <text:p>Aberto</text:p>
          </table:table-cell>
          <table:table-cell/>
          <table:table-cell table:style-name="ce17" table:number-columns-repeated="2"/>
          <table:table-cell table:number-columns-repeated="1011"/>
        </table:table-row>
        <table:table-row table:style-name="ro3">
          <table:table-cell office:value-type="string">
            <text:p>bibitex</text:p>
          </table:table-cell>
          <table:table-cell office:value-type="string">
            <text:p>Estilos bibtex</text:p>
          </table:table-cell>
          <table:table-cell table:style-name="ce12" office:value-type="float" office:value="942">
            <text:p>942</text:p>
          </table:table-cell>
          <table:table-cell table:style-name="ce17" office:value-type="string">
            <text:p>Montar novo arquivo abnt-6023-2002.bib</text:p>
          </table:table-cell>
          <table:table-cell table:style-name="ce21" office:value-type="date" office:date-value="2003-06-30">
            <text:p>30/6/2003 00:00</text:p>
          </table:table-cell>
          <table:table-cell table:style-name="ce17" office:value-type="string">
            <text:p>* 2003-12-30 00:00</text:p>
          </table:table-cell>
          <table:table-cell table:style-name="ce29" office:value-type="percentage" office:value="0">
            <text:p>0%</text:p>
          </table:table-cell>
          <table:table-cell table:style-name="ce34" office:value-type="string">
            <text:p>Gerald Weber (gweber)</text:p>
          </table:table-cell>
          <table:table-cell table:style-name="ce17" office:value-type="string">
            <text:p>A nova norma 6023/2002 trouxe um grande número de exemplos novos, e alteração/correção de exmplos velhos. Será necessário digitar um novo arquivo nos moldes do abnt-6023-2002.bib.</text:p>
          </table:table-cell>
          <table:table-cell office:value-type="string">
            <text:p>Aberto</text:p>
          </table:table-cell>
          <table:table-cell/>
          <table:table-cell table:style-name="ce17" table:number-columns-repeated="2"/>
          <table:table-cell table:number-columns-repeated="1011"/>
        </table:table-row>
        <table:table-row table:style-name="ro3">
          <table:table-cell office:value-type="string">
            <text:p>Pacotes</text:p>
          </table:table-cell>
          <table:table-cell office:value-type="string">
            <text:p>Geração de pacotes de distribuição</text:p>
          </table:table-cell>
          <table:table-cell table:style-name="ce13" office:value-type="float" office:value="757" table:number-columns-spanned="1" table:number-rows-spanned="2">
            <text:p>757</text:p>
          </table:table-cell>
          <table:table-cell table:style-name="ce18" office:value-type="string" table:number-columns-spanned="1" table:number-rows-spanned="2">
            <text:p>pacote tgz fácilmente usável</text:p>
          </table:table-cell>
          <table:table-cell table:style-name="ce22" office:value-type="date" office:date-value="2002-02-25" table:number-columns-spanned="1" table:number-rows-spanned="2">
            <text:p>25/2/2002 00:00</text:p>
          </table:table-cell>
          <table:table-cell table:style-name="ce26" office:value-type="date" office:date-value="2002-04-30" table:number-columns-spanned="1" table:number-rows-spanned="2">
            <text:p>30/04/02 00:00</text:p>
          </table:table-cell>
          <table:table-cell table:style-name="ce30" office:value-type="percentage" office:value="1" table:number-columns-spanned="1" table:number-rows-spanned="2">
            <text:p>100%</text:p>
          </table:table-cell>
          <table:table-cell table:style-name="ce35" office:value-type="string" table:number-columns-spanned="1" table:number-rows-spanned="2">
            <text:p>Gerald Weber (gweber)</text:p>
          </table:table-cell>
          <table:table-cell table:style-name="ce18" office:value-type="string" table:number-columns-spanned="1" table:number-rows-spanned="2">
            <text:p>Desenvolver um script para gerar pacotes de distribuição tar.gz ou tgz que possam ser expandidas e instaladas de maneira simples em ambientes com tetex instalado</text:p>
          </table:table-cell>
          <table:table-cell table:style-name="ce18" office:value-type="string" table:number-columns-spanned="1" table:number-rows-spanned="2">
            <text:p>Fechado</text:p>
          </table:table-cell>
          <table:table-cell office:value-type="string">
            <text:p>O Makefile agora faz a instalação para tetex.</text:p>
          </table:table-cell>
          <table:table-cell table:style-name="ce21" office:value-type="date" office:date-value="2002-03-22T14:34:00">
            <text:p>22/3/2002 14:34</text:p>
          </table:table-cell>
          <table:table-cell table:style-name="ce15" office:value-type="string">
            <text:p>gweber</text:p>
          </table:table-cell>
          <table:table-cell table:number-columns-repeated="1011"/>
        </table:table-row>
        <table:table-row table:style-name="ro3">
          <table:table-cell office:value-type="string">
            <text:p>Pacotes</text:p>
          </table:table-cell>
          <table:table-cell office:value-type="string">
            <text:p>Geração de pacotes de distribuição</text:p>
          </table:table-cell>
          <table:covered-table-cell table:style-name="ce13"/>
          <table:covered-table-cell table:style-name="ce18"/>
          <table:covered-table-cell table:style-name="ce22"/>
          <table:covered-table-cell table:style-name="ce26"/>
          <table:covered-table-cell table:style-name="ce30"/>
          <table:covered-table-cell table:style-name="ce35"/>
          <table:covered-table-cell table:number-columns-repeated="2" table:style-name="ce18"/>
          <table:table-cell office:value-type="string">
            <text:p>Boa parte da funcionalidade virá do arquivo Makefile.</text:p>
          </table:table-cell>
          <table:table-cell table:style-name="ce21" office:value-type="date" office:date-value="2002-03-08T22:32:00">
            <text:p>8/3/2002 22:32</text:p>
          </table:table-cell>
          <table:table-cell table:style-name="ce17" office:value-type="string">
            <text:p>gweber</text:p>
          </table:table-cell>
          <table:table-cell table:number-columns-repeated="1011"/>
        </table:table-row>
        <table:table-row table:style-name="ro3">
          <table:table-cell office:value-type="string">
            <text:p>Pacotes</text:p>
          </table:table-cell>
          <table:table-cell office:value-type="string">
            <text:p>Geração de pacotes de distribuição</text:p>
          </table:table-cell>
          <table:table-cell table:style-name="ce12" office:value-type="float" office:value="933">
            <text:p>933</text:p>
          </table:table-cell>
          <table:table-cell table:style-name="ce17" office:value-type="string">
            <text:p>Criar release 0.8 alfa</text:p>
          </table:table-cell>
          <table:table-cell table:style-name="ce21" office:value-type="date" office:date-value="2003-06-25">
            <text:p>25/6/2003 00:00</text:p>
          </table:table-cell>
          <table:table-cell table:style-name="ce25" office:value-type="date" office:date-value="2003-07-01">
            <text:p>01/07/03 00:00</text:p>
          </table:table-cell>
          <table:table-cell table:style-name="ce29" office:value-type="percentage" office:value="1">
            <text:p>100%</text:p>
          </table:table-cell>
          <table:table-cell table:style-name="ce34" office:value-type="string">
            <text:p>Gerald Weber (gweber)</text:p>
          </table:table-cell>
          <table:table-cell table:style-name="ce17" office:value-type="string">
            <text:p>Criar release 0.8 alfa</text:p>
          </table:table-cell>
          <table:table-cell office:value-type="string">
            <text:p>Fechado</text:p>
          </table:table-cell>
          <table:table-cell/>
          <table:table-cell table:style-name="ce21"/>
          <table:table-cell table:style-name="ce17"/>
          <table:table-cell table:number-columns-repeated="1011"/>
        </table:table-row>
        <table:table-row table:style-name="ro3">
          <table:table-cell office:value-type="string">
            <text:p>Pacotes</text:p>
          </table:table-cell>
          <table:table-cell office:value-type="string">
            <text:p>Geração de pacotes de distribuição</text:p>
          </table:table-cell>
          <table:table-cell table:style-name="ce12" office:value-type="float" office:value="940">
            <text:p>940</text:p>
          </table:table-cell>
          <table:table-cell table:style-name="ce17" office:value-type="string">
            <text:p>Criar ChangeLog para os pacotes</text:p>
          </table:table-cell>
          <table:table-cell table:style-name="ce21" office:value-type="date" office:date-value="2003-06-30">
            <text:p>30/6/2003 00:00</text:p>
          </table:table-cell>
          <table:table-cell table:style-name="ce25" office:value-type="date" office:date-value="2003-07-30">
            <text:p>30/07/03 00:00</text:p>
          </table:table-cell>
          <table:table-cell table:style-name="ce29" office:value-type="percentage" office:value="1">
            <text:p>100%</text:p>
          </table:table-cell>
          <table:table-cell table:style-name="ce34" office:value-type="string">
            <text:p>Gerald Weber (gweber)</text:p>
          </table:table-cell>
          <table:table-cell table:style-name="ce17" office:value-type="string">
            <text:p>Um arquivo ChangeLog que reflete as alterações a cada novo release precisa ser criado.</text:p>
          </table:table-cell>
          <table:table-cell office:value-type="string">
            <text:p>Fechado</text:p>
          </table:table-cell>
          <table:table-cell office:value-type="string">
            <text:p>Changelog é criado automaticamente a partir do bash script admin/create_changelog. Este script usa comandos cvs log para pesquisar os logs dos diretórios texmf bin e lyx para criar um changelog automatizado.</text:p>
          </table:table-cell>
          <table:table-cell table:style-name="ce21" office:value-type="date" office:date-value="2003-09-12T13:38:00">
            <text:p>12/9/2003 13:38</text:p>
          </table:table-cell>
          <table:table-cell table:style-name="ce17" office:value-type="string">
            <text:p>gweber</text:p>
          </table:table-cell>
          <table:table-cell table:number-columns-repeated="1011"/>
        </table:table-row>
        <table:table-row table:style-name="ro3">
          <table:table-cell office:value-type="string">
            <text:p>Pacotes</text:p>
          </table:table-cell>
          <table:table-cell office:value-type="string">
            <text:p>Geração de pacotes de distribuição</text:p>
          </table:table-cell>
          <table:table-cell table:style-name="ce12" office:value-type="float" office:value="948">
            <text:p>948</text:p>
          </table:table-cell>
          <table:table-cell table:style-name="ce17" office:value-type="string">
            <text:p>Criar release 0.8 beta</text:p>
          </table:table-cell>
          <table:table-cell table:style-name="ce21" office:value-type="date" office:date-value="2003-07-10T20:00:00">
            <text:p>10/7/2003 20:00</text:p>
          </table:table-cell>
          <table:table-cell table:style-name="ce25" office:value-type="date" office:date-value="2003-11-14T22:00:00">
            <text:p>14/11/03 22:00</text:p>
          </table:table-cell>
          <table:table-cell table:style-name="ce29" office:value-type="percentage" office:value="1">
            <text:p>100%</text:p>
          </table:table-cell>
          <table:table-cell table:style-name="ce34" office:value-type="string">
            <text:p>Gerald Weber (gweber)</text:p>
          </table:table-cell>
          <table:table-cell table:style-name="ce17" office:value-type="string">
            <text:p>Disponibilizar 0.8 beta</text:p>
          </table:table-cell>
          <table:table-cell office:value-type="string">
            <text:p>Fechado</text:p>
          </table:table-cell>
          <table:table-cell/>
          <table:table-cell table:style-name="ce17" table:number-columns-repeated="2"/>
          <table:table-cell table:number-columns-repeated="1011"/>
        </table:table-row>
        <table:table-row table:style-name="ro3">
          <table:table-cell office:value-type="string">
            <text:p>Pacotes</text:p>
          </table:table-cell>
          <table:table-cell office:value-type="string">
            <text:p>Geração de pacotes de distribuição</text:p>
          </table:table-cell>
          <table:table-cell table:style-name="ce14" office:value-type="float" office:value="993">
            <text:p>993</text:p>
          </table:table-cell>
          <table:table-cell table:style-name="ce7" office:value-type="string">
            <text:p>criar release 0.8alfa2</text:p>
          </table:table-cell>
          <table:table-cell table:style-name="ce23" office:value-type="date" office:date-value="2003-10-02T20:00:00">
            <text:p>2/10/2003 20:00</text:p>
          </table:table-cell>
          <table:table-cell table:style-name="ce27" office:value-type="date" office:date-value="2003-10-14T20:00:00">
            <text:p>14/10/03 20:00</text:p>
          </table:table-cell>
          <table:table-cell table:style-name="ce31" office:value-type="percentage" office:value="1">
            <text:p>100%</text:p>
          </table:table-cell>
          <table:table-cell table:style-name="ce34" office:value-type="string">
            <text:p>Gerald Weber (gweber)</text:p>
          </table:table-cell>
          <table:table-cell table:style-name="ce7" office:value-type="string">
            <text:p>Criar release 0.8alfa2</text:p>
          </table:table-cell>
          <table:table-cell office:value-type="string">
            <text:p>Fechado</text:p>
          </table:table-cell>
          <table:table-cell table:style-name="ce7"/>
          <table:table-cell table:number-columns-repeated="246"/>
          <table:table-cell table:style-name="ce7" table:number-columns-repeated="767"/>
        </table:table-row>
        <table:table-row table:style-name="ro3">
          <table:table-cell office:value-type="string">
            <text:p>Testes</text:p>
          </table:table-cell>
          <table:table-cell office:value-type="string">
            <text:p>Testes das classes/bibtex/pacotes</text:p>
          </table:table-cell>
          <table:table-cell table:style-name="ce12" office:value-type="float" office:value="934">
            <text:p>934</text:p>
          </table:table-cell>
          <table:table-cell table:style-name="ce17" office:value-type="string">
            <text:p>Testar a versão 0.8 alfa para windows</text:p>
          </table:table-cell>
          <table:table-cell table:style-name="ce21" office:value-type="date" office:date-value="2003-06-30T21:00:00">
            <text:p>30/6/2003 21:00</text:p>
          </table:table-cell>
          <table:table-cell table:style-name="ce25" office:value-type="date" office:date-value="2003-07-14T21:00:00">
            <text:p>14/07/03 21:00</text:p>
          </table:table-cell>
          <table:table-cell table:style-name="ce29" office:value-type="percentage" office:value="1">
            <text:p>100%</text:p>
          </table:table-cell>
          <table:table-cell table:style-name="ce34" office:value-type="string">
            <text:p>Gerald Weber (gweber)</text:p>
          </table:table-cell>
          <table:table-cell table:style-name="ce17" office:value-type="string">
            <text:p>Testar a versão 0.8 alfa para windows. Essa versão deverá estar disponível dia 1/07/2003.</text:p>
          </table:table-cell>
          <table:table-cell office:value-type="string">
            <text:p>Fechado</text:p>
          </table:table-cell>
          <table:table-cell office:value-type="string">
            <text:p>Funcionou perfeitamente com os arquivos que foram feitos em versões anteriores da abnTex.</text:p>
          </table:table-cell>
          <table:table-cell table:style-name="ce21" office:value-type="date" office:date-value="2003-07-07T10:45:00">
            <text:p>7/7/2003 10:45</text:p>
          </table:table-cell>
          <table:table-cell table:style-name="ce17" office:value-type="string">
            <text:p>smarzaro</text:p>
          </table:table-cell>
          <table:table-cell table:number-columns-repeated="1011"/>
        </table:table-row>
        <table:table-row table:style-name="ro3">
          <table:table-cell table:style-name="ce8" office:value-type="string" table:number-columns-spanned="1" table:number-rows-spanned="4">
            <text:p>Testes</text:p>
          </table:table-cell>
          <table:table-cell table:style-name="ce8" office:value-type="string" table:number-columns-spanned="1" table:number-rows-spanned="4">
            <text:p>Testes das classes/bibtex/pacotes</text:p>
          </table:table-cell>
          <table:table-cell table:style-name="ce13" office:value-type="float" office:value="943" table:number-columns-spanned="1" table:number-rows-spanned="4">
            <text:p>943</text:p>
          </table:table-cell>
          <table:table-cell table:style-name="ce18" office:value-type="string" table:number-columns-spanned="1" table:number-rows-spanned="4">
            <text:p>Testar a versão 0.8 alfa para linux</text:p>
          </table:table-cell>
          <table:table-cell table:style-name="ce22" office:value-type="date" office:date-value="2003-06-30" table:number-columns-spanned="1" table:number-rows-spanned="4">
            <text:p>30/6/2003 00:00</text:p>
          </table:table-cell>
          <table:table-cell table:style-name="ce26" office:value-type="date" office:date-value="2003-07-29" table:number-columns-spanned="1" table:number-rows-spanned="4">
            <text:p>29/07/03 00:00</text:p>
          </table:table-cell>
          <table:table-cell table:style-name="ce30" office:value-type="percentage" office:value="1" table:number-columns-spanned="1" table:number-rows-spanned="4">
            <text:p>100%</text:p>
          </table:table-cell>
          <table:table-cell table:style-name="ce35" office:value-type="string" table:number-columns-spanned="1" table:number-rows-spanned="4">
            <text:p>Gerald Weber (gweber)</text:p>
          </table:table-cell>
          <table:table-cell table:style-name="ce18" office:value-type="string" table:number-columns-spanned="1" table:number-rows-spanned="4">
            <text:p>Testar a versão 0.8 alfa para linux.</text:p>
          </table:table-cell>
          <table:table-cell table:style-name="ce18" office:value-type="string" table:number-columns-spanned="1" table:number-rows-spanned="4">
            <text:p>Fechado</text:p>
          </table:table-cell>
          <table:table-cell office:value-type="string">
            <text:p>É o bug 49. Mas o problema não é com o pdflatex, mas sim com hyperref, uma vez que sem ele compila normalmente.</text:p>
          </table:table-cell>
          <table:table-cell table:style-name="ce21" office:value-type="date" office:date-value="2003-08-10T10:04:00">
            <text:p>10/8/2003 10:04</text:p>
          </table:table-cell>
          <table:table-cell table:style-name="ce17" office:value-type="string">
            <text:p>brunoparente</text:p>
          </table:table-cell>
          <table:table-cell table:number-columns-repeated="1011"/>
        </table:table-row>
        <table:table-row table:style-name="ro3">
          <table:covered-table-cell table:number-columns-repeated="2" table:style-name="ce9"/>
          <table:covered-table-cell table:style-name="ce13"/>
          <table:covered-table-cell table:style-name="ce18"/>
          <table:covered-table-cell table:style-name="ce22"/>
          <table:covered-table-cell table:style-name="ce26"/>
          <table:covered-table-cell table:style-name="ce30"/>
          <table:covered-table-cell table:style-name="ce35"/>
          <table:covered-table-cell table:number-columns-repeated="2" table:style-name="ce18"/>
          <table:table-cell office:value-type="string">
            <text:p>Há diversos bugs já registrados em relação ao pdflatex. Mas se for algo diferente (veja em Bugs) me avise.</text:p>
          </table:table-cell>
          <table:table-cell table:style-name="ce20" office:value-type="date" office:date-value="2003-07-22T13:50:00">
            <text:p>22/7/2003 13:50</text:p>
          </table:table-cell>
          <table:table-cell table:style-name="ce15" office:value-type="string">
            <text:p>gweber</text:p>
          </table:table-cell>
          <table:table-cell table:number-columns-repeated="1011"/>
        </table:table-row>
        <table:table-row table:style-name="ro3">
          <table:covered-table-cell table:number-columns-repeated="2" table:style-name="ce9"/>
          <table:covered-table-cell table:style-name="ce13"/>
          <table:covered-table-cell table:style-name="ce18"/>
          <table:covered-table-cell table:style-name="ce22"/>
          <table:covered-table-cell table:style-name="ce26"/>
          <table:covered-table-cell table:style-name="ce30"/>
          <table:covered-table-cell table:style-name="ce35"/>
          <table:covered-table-cell table:number-columns-repeated="2" table:style-name="ce18"/>
          <table:table-cell office:value-type="string">
            <text:p>pdflatex não roda com algumas citações. Estou verificando se o problema é com as citações ou com a classe</text:p>
          </table:table-cell>
          <table:table-cell table:style-name="ce20" office:value-type="date" office:date-value="2003-07-20T00:38:00">
            <text:p>20/7/2003 00:38</text:p>
          </table:table-cell>
          <table:table-cell table:style-name="ce15" office:value-type="string">
            <text:p>brunoparente</text:p>
          </table:table-cell>
          <table:table-cell table:number-columns-repeated="1011"/>
        </table:table-row>
        <table:table-row table:style-name="ro3">
          <table:covered-table-cell table:number-columns-repeated="2" table:style-name="ce9"/>
          <table:covered-table-cell table:style-name="ce13"/>
          <table:covered-table-cell table:style-name="ce18"/>
          <table:covered-table-cell table:style-name="ce22"/>
          <table:covered-table-cell table:style-name="ce26"/>
          <table:covered-table-cell table:style-name="ce30"/>
          <table:covered-table-cell table:style-name="ce35"/>
          <table:covered-table-cell table:number-columns-repeated="2" table:style-name="ce18"/>
          <table:table-cell table:style-name="ce44" office:value-type="string">
            <text:p>Testada com um arquivo real (tese de mestrado com capítulos, anexos, definições de comandos, etc.) Todas opçoes funcionaram a contento. Interessante que originalmente a tese foi feita utilizando a versão 0,4 da classe e não foi necessário mudar muito para continuar rodando.Encontrados alguns erros tipográficos nos manuais.</text:p>
          </table:table-cell>
          <table:table-cell table:style-name="ce20" office:value-type="date" office:date-value="2003-07-11T17:08:00">
            <text:p>11/7/2003 17:08</text:p>
          </table:table-cell>
          <table:table-cell table:style-name="ce15" office:value-type="string">
            <text:p>brunoparente</text:p>
          </table:table-cell>
          <table:table-cell table:number-columns-repeated="1011"/>
        </table:table-row>
        <table:table-row table:style-name="ro3">
          <table:table-cell office:value-type="string">
            <text:p>Lista de símbolos</text:p>
          </table:table-cell>
          <table:table-cell office:value-type="string">
            <text:p>Lista de siglas e símbolos</text:p>
          </table:table-cell>
          <table:table-cell table:style-name="ce14" office:value-type="float" office:value="930">
            <text:p>930</text:p>
          </table:table-cell>
          <table:table-cell table:style-name="ce7" office:value-type="string">
            <text:p>Adaptar para tabelas longas</text:p>
          </table:table-cell>
          <table:table-cell table:style-name="ce23" office:value-type="date" office:date-value="2003-06-24T23:00:00">
            <text:p>24/6/2003 23:00</text:p>
          </table:table-cell>
          <table:table-cell table:style-name="ce27" office:value-type="date" office:date-value="2003-08-24T23:00:00">
            <text:p>24/08/03 23:00</text:p>
          </table:table-cell>
          <table:table-cell table:style-name="ce31" office:value-type="percentage" office:value="1">
            <text:p>100%</text:p>
          </table:table-cell>
          <table:table-cell table:style-name="ce36" office:value-type="string">
            <text:p>Gerald Weber (gweber)</text:p>
          </table:table-cell>
          <table:table-cell table:style-name="ce36" office:value-type="string">
            <text:p>O estilo não trata tabelas com mais de uma página.</text:p>
          </table:table-cell>
          <table:table-cell table:style-name="ce7" office:value-type="string">
            <text:p>Fechado</text:p>
          </table:table-cell>
          <table:table-cell table:style-name="ce7" office:value-type="string">
            <text:p>Resolvido na versão 0.9</text:p>
          </table:table-cell>
          <table:table-cell table:style-name="ce23" office:value-type="date" office:date-value="2005-12-21T13:33:00">
            <text:p>21/12/2005 13:33</text:p>
          </table:table-cell>
          <table:table-cell office:value-type="string">
            <text:p>gweber</text:p>
          </table:table-cell>
          <table:table-cell table:number-columns-repeated="1011"/>
        </table:table-row>
        <table:table-row table:style-name="ro3">
          <table:table-cell table:style-name="ce8" office:value-type="string" table:number-columns-spanned="1" table:number-rows-spanned="2">
            <text:p>Homepage</text:p>
          </table:table-cell>
          <table:table-cell table:style-name="ce8" office:value-type="string" table:number-columns-spanned="1" table:number-rows-spanned="2">
            <text:p>Edição/manutenção da página do abntex</text:p>
          </table:table-cell>
          <table:table-cell table:style-name="ce13" office:value-type="float" office:value="939" table:number-columns-spanned="1" table:number-rows-spanned="2">
            <text:p>939</text:p>
          </table:table-cell>
          <table:table-cell table:style-name="ce18" office:value-type="string" table:number-columns-spanned="1" table:number-rows-spanned="2">
            <text:p>Verificar como melhorar a seção de tarefas</text:p>
          </table:table-cell>
          <table:table-cell table:style-name="ce22" office:value-type="date" office:date-value="2003-06-29T20:00:00" table:number-columns-spanned="1" table:number-rows-spanned="2">
            <text:p>29/6/2003 20:00</text:p>
          </table:table-cell>
          <table:table-cell table:style-name="ce26" office:value-type="date" office:date-value="2003-09-29T20:00:00" table:number-columns-spanned="1" table:number-rows-spanned="2">
            <text:p>29/09/03 20:00</text:p>
          </table:table-cell>
          <table:table-cell table:style-name="ce30" office:value-type="percentage" office:value="0.5" table:number-columns-spanned="1" table:number-rows-spanned="2">
            <text:p>50%</text:p>
          </table:table-cell>
          <table:table-cell table:style-name="ce35" office:value-type="string" table:number-columns-spanned="1" table:number-rows-spanned="2">
            <text:p>Gerald Weber (gweber)</text:p>
          </table:table-cell>
          <table:table-cell table:style-name="ce41" office:value-type="string" table:number-columns-spanned="1" table:number-rows-spanned="2">
            <text:p>A seção de tarefas do CL não é muito boa de ser consultada. </text:p>
            <text:p>Esta tarefa visa descobrir alguma maneira de melhorar a visualização das tarefas em aberto. </text:p>
            <text:p>Perguntas: </text:p>
            <text:p>1) pode-se rodar php na nossa área de homepage </text:p>
            <text:p>2) caso sim: como implementar isso</text:p>
          </table:table-cell>
          <table:table-cell table:style-name="ce43" office:value-type="string" table:number-columns-spanned="1" table:number-rows-spanned="2">
            <text:p>Fechado</text:p>
          </table:table-cell>
          <table:table-cell table:style-name="ce40" office:value-type="string">
            <text:p>A implantação será através da leitura da página para uma variável interna em PHP e a pesquisa por marcadores dispostos pelo CL. Como por exemplo: </text:p>
            <text:p>&lt;--START_BUG--&gt; </text:p>
            <text:p>... </text:p>
            <text:p>&lt;--END_BUG--&gt;</text:p>
            <text:p>e </text:p>
            <text:p>&lt;--START_TODO--&gt; </text:p>
            <text:p>... </text:p>
            <text:p>&lt;--END_TODO--&gt;, </text:p>
            <text:p>com a associação das variáveis GETs.</text:p>
          </table:table-cell>
          <table:table-cell table:style-name="ce46" office:value-type="date" office:date-value="2003-07-11T01:06:00">
            <text:p>11/7/2003 01:06</text:p>
          </table:table-cell>
          <table:table-cell table:style-name="ce47" office:value-type="string">
            <text:p>flaviocorrea</text:p>
          </table:table-cell>
          <table:table-cell table:number-columns-repeated="1011"/>
        </table:table-row>
        <table:table-row table:style-name="ro3">
          <table:covered-table-cell table:number-columns-repeated="2" table:style-name="ce9"/>
          <table:covered-table-cell table:style-name="ce13"/>
          <table:covered-table-cell table:style-name="ce18"/>
          <table:covered-table-cell table:style-name="ce22"/>
          <table:covered-table-cell table:style-name="ce26"/>
          <table:covered-table-cell table:style-name="ce30"/>
          <table:covered-table-cell table:style-name="ce35"/>
          <table:covered-table-cell table:style-name="ce41"/>
          <table:covered-table-cell table:style-name="ce43"/>
          <table:table-cell table:style-name="ce34" office:value-type="string">
            <text:p>A administração do CL me retornou e é possível utilizar PHP na nossa homepage, para implementar só "lendo" a página resultado e "recordando" as informações que queremos e apresentando em novo formato. Para que isto possa ser feito deverá primeiro haver acertos de alguns detalhes, os quais o CL mostrou-se disposto a colaborar.</text:p>
          </table:table-cell>
          <table:table-cell table:style-name="ce46" office:value-type="date" office:date-value="2003-07-08T00:45:00">
            <text:p>8/7/2003 00:45</text:p>
          </table:table-cell>
          <table:table-cell table:style-name="ce47" office:value-type="string">
            <text:p>flaviocorrea</text:p>
          </table:table-cell>
          <table:table-cell table:number-columns-repeated="1011"/>
        </table:table-row>
        <table:table-row table:style-name="ro3">
          <table:table-cell office:value-type="string">
            <text:p>Documentação</text:p>
          </table:table-cell>
          <table:table-cell office:value-type="string">
            <text:p>Documentação do projeto (exceto homepage)</text:p>
          </table:table-cell>
          <table:table-cell table:style-name="ce12" office:value-type="float" office:value="941">
            <text:p>941</text:p>
          </table:table-cell>
          <table:table-cell table:style-name="ce17" office:value-type="string">
            <text:p>Documentação da classe abnt.cls para abnt</text:p>
          </table:table-cell>
          <table:table-cell table:style-name="ce21" office:value-type="date" office:date-value="2003-06-29T20:00:00">
            <text:p>29/6/2003 20:00</text:p>
          </table:table-cell>
          <table:table-cell table:style-name="ce25" office:value-type="date" office:date-value="2003-12-29T22:00:00">
            <text:p>29/12/03 22:00</text:p>
          </table:table-cell>
          <table:table-cell table:style-name="ce32" office:value-type="percentage" office:value="1">
            <text:p>100%</text:p>
          </table:table-cell>
          <table:table-cell table:style-name="ce34" office:value-type="string">
            <text:p>Gerald Weber (gweber)</text:p>
          </table:table-cell>
          <table:table-cell table:style-name="ce34" office:value-type="string">
            <text:p>A documentação da classe abnt.cls (arquivo abnt-classe-doc.tex) precisa colocado em formato abnt. Isso envolve Não apenas colocar o texto em formato abnt mas as bibliografias também. Para as bibliografias basta por as citações já que todas as normas estão em normas.bib</text:p>
          </table:table-cell>
          <table:table-cell office:value-type="string">
            <text:p>Fechado</text:p>
          </table:table-cell>
          <table:table-cell table:number-columns-repeated="1014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tracker.$A$1" table:cell-range-address="$tasks.$A$1:.$M$28"/>
        </table:named-expressions>
      </table:table>
      <table:table table:name="tasks - resumo" table:style-name="ta3">
        <table:table-column table:style-name="co16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4" table:number-columns-repeated="253" table:default-cell-style-name="ce3"/>
        <table:table-column table:style-name="co24" table:number-columns-repeated="767" table:default-cell-style-name="Default"/>
        <table:table-row table:style-name="ro3">
          <table:table-cell table:style-name="ce48" office:value-type="string">
            <text:p>Subproject Name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Open</text:p>
          </table:table-cell>
          <table:table-cell table:style-name="ce48" office:value-type="string">
            <text:p>Total</text:p>
          </table:table-cell>
          <table:table-cell table:number-columns-repeated="1020"/>
        </table:table-row>
        <table:table-row table:style-name="ro3">
          <table:table-cell table:style-name="ce49" office:value-type="string">
            <text:p><text:span text:style-name="T1"><text:a xlink:href="#Classe.A1">  Classe</text:a></text:span></text:p>
          </table:table-cell>
          <table:table-cell office:value-type="string">
            <text:p>Classes e estilos do abntex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3">
          <table:table-cell table:style-name="ce49" office:value-type="string">
            <text:p><text:span text:style-name="T1"><text:a xlink:href="#bibtex.A1">  bibtex</text:a></text:span></text:p>
          </table:table-cell>
          <table:table-cell office:value-type="string">
            <text:p>Estilos bibte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3">
          <table:table-cell table:style-name="ce49" office:value-type="string">
            <text:p><text:span text:style-name="T1"><text:a xlink:href="#Pacotes.A1">  Pacotes</text:a></text:span></text:p>
          </table:table-cell>
          <table:table-cell office:value-type="string">
            <text:p>Geração de pacotes de distribuiçã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3">
          <table:table-cell table:style-name="ce49" office:value-type="string">
            <text:p><text:span text:style-name="T1"><text:a xlink:href="#Teste.A1">  Testes</text:a></text:span></text:p>
          </table:table-cell>
          <table:table-cell office:value-type="string">
            <text:p>Testes das classes/bibtex/pacote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3">
          <table:table-cell office:value-type="string">
            <text:p><text:s text:c="2"/>Patentes</text:p>
          </table:table-cell>
          <table:table-cell office:value-type="string">
            <text:p>Estilos para pedidos de patentes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<text:s text:c="2"/>LyX</text:p>
          </table:table-cell>
          <table:table-cell office:value-type="string">
            <text:p>Estilos para uso do abnTeX com o LyX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3">
          <table:table-cell table:style-name="ce49" office:value-type="string">
            <text:p><text:span text:style-name="T1"><text:a xlink:href="#Lista de Simbolos.A1">  Lista de Símbolos</text:a></text:span></text:p>
          </table:table-cell>
          <table:table-cell office:value-type="string">
            <text:p>Lista de siglas e símbol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<text:s text:c="2"/>Contribuições</text:p>
          </table:table-cell>
          <table:table-cell office:value-type="string">
            <text:p>Textos usando abnTeX contribuídos por usuários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3">
          <table:table-cell table:style-name="ce49" office:value-type="string">
            <text:p><text:span text:style-name="T1"><text:a xlink:href="#Homepage.A1">  Homepage</text:a></text:span></text:p>
          </table:table-cell>
          <table:table-cell office:value-type="string">
            <text:p>Edição/manutenção da página do abnte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table:style-name="ce49" office:value-type="string">
            <text:p><text:span text:style-name="T1"><text:a xlink:href="#Documentação.A1">  Documentação</text:a></text:span></text:p>
          </table:table-cell>
          <table:table-cell office:value-type="string">
            <text:p>Documentação do projeto (exceto homepage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tracker.A1:tracker.H50" table:display-filter-buttons="true"/>
        <table:database-range table:name="__Anonymous_Sheet_DB__1" table:target-range-address="tasks.A1:tasks.M2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1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="2cm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tracker" style:display-name="PageStyle_track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sks" style:display-name="PageStyle_task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tasks_20_-_20_resumo" style:display-name="PageStyle_tasks - resumo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lauroa </dc:creator>
    <dc:date>2013-03-18T18:06:27</dc:date>
    <meta:editing-cycles>2</meta:editing-cycles>
    <meta:editing-duration>P23DT22H11M24S</meta:editing-duration>
    <meta:document-statistic meta:table-count="3" meta:cell-count="713" meta:object-count="0"/>
    <meta:generator>LibreOffice/3.6$Linux_X86_64 LibreOffice_project/360m1$Build-2</meta:generator>
  </office:meta>
</office:document-meta>
</file>